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6cm"/>
    </style:style>
    <style:style style:family="table-column" style:name="co2">
      <style:table-column-properties fo:break-before="auto" style:column-width="1.065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653cm"/>
    </style:style>
    <style:style style:family="table-column" style:name="co5">
      <style:table-column-properties fo:break-before="auto" style:column-width="0.979cm"/>
    </style:style>
    <style:style style:family="table-column" style:name="co6">
      <style:table-column-properties fo:break-before="auto" style:column-width="2.24cm"/>
    </style:style>
    <style:style style:family="table-column" style:name="co7">
      <style:table-column-properties fo:break-before="auto" style:column-width="0.804cm"/>
    </style:style>
    <style:style style:family="table-column" style:name="co8">
      <style:table-column-properties fo:break-before="auto" style:column-width="0.848cm"/>
    </style:style>
    <style:style style:family="table-column" style:name="co9">
      <style:table-column-properties fo:break-before="auto" style:column-width="1.632cm"/>
    </style:style>
    <style:style style:family="table-column" style:name="co10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164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Zeeland">
      <style:table-properties style:writing-mode="lr-tb" table:display="true"/>
    </style:style>
    <style:style style:family="table-cell" style:parent-style-name="Default" style:name="ce2">
      <style:table-cell-properties fo:padding="0.071cm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1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ackground-color="transparent"/>
    </style:style>
    <style:style style:family="table-cell" style:parent-style-name="Default" style:name="ce2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</style:style>
    <style:style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4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6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 table:number-columns-repeated="3"/>
        <table:table-column table:style-name="co4" table:default-cell-style-name="ce2"/>
        <table:table-column table:style-name="co3" table:default-cell-style-name="Default" table:number-columns-repeated="20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Default" table:number-columns-repeated="992"/>
        <table:table-row table:style-name="ro1">
          <table:table-cell ns41:value-type="string" table:number-rows-spanned="1" table:style-name="TL Title" table:number-columns-spanned="26" office:value-type="string">
            <text:p>Indeeling der werkelijke bevolking naar de huizing, tweede gedeelte, provincie Zeeland</text:p>
          </table:table-cell>
          <table:covered-table-cell table:style-name="TL Title" table:number-columns-repeated="24"/>
          <table:covered-table-cell table:style-name="ce62"/>
          <table:table-cell table:style-name="ce66"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6" table:style-name="TL RowProperty" table:number-columns-spanned="1" office:value-type="string">
            <text:p>Gemeenten</text:p>
          </table:table-cell>
          <table:table-cell table:style-name="ce20"/>
          <table:table-cell ns41:value-type="string" table:number-rows-spanned="6" table:style-name="TL ColHeader" table:number-columns-spanned="1" office:value-type="string">
            <text:p>Bewoonde huizen en schepen</text:p>
          </table:table-cell>
          <table:table-cell ns41:value-type="string" table:number-rows-spanned="6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ce49"/>
          <table:covered-table-cell table:style-name="TL ColHeader" table:number-columns-repeated="7"/>
          <table:covered-table-cell table:style-name="ce59"/>
          <table:table-cell ns41:value-type="string" table:number-rows-spanned="6" table:style-name="TL ColHeader" table:number-columns-spanned="2" office:value-type="string">
            <text:p>Afzonderlijk levende personen</text:p>
          </table:table-cell>
          <table:covered-table-cell table:style-name="ce50"/>
          <table:table-cell ns41:value-type="string" table:number-rows-spanned="1" table:style-name="TL ColHeader" table:number-columns-spanned="8" office:value-type="string">
            <text:p>Bevolking van gestichten en andere instellingen, onder één bestuur te zamen wonende</text:p>
          </table:table-cell>
          <table:covered-table-cell table:style-name="TL ColHeader" table:number-columns-repeated="6"/>
          <table:covered-table-cell table:style-name="ce59"/>
          <table:table-cell ns41:value-type="string" table:number-rows-spanned="6" table:style-name="TL ColHeader" table:number-columns-spanned="2" office:value-type="string">
            <text:p>Totaal der werkelijke bevolking</text:p>
          </table:table-cell>
          <table:covered-table-cell table:style-name="ce50"/>
          <table:table-cell ns41:value-type="string" table:number-rows-spanned="7" table:style-name="ce67" table:number-columns-spanned="1" office:value-type="string">
            <text:p>Telling</text:p>
          </table:table-cell>
          <table:table-cell ns41:value-type="string" table:number-rows-spanned="7" table:style-name="ce67" table:number-columns-spanned="1" office:value-type="string">
            <text:p>Tabel</text:p>
          </table:table-cell>
          <table:table-cell ns41:value-type="string" table:number-rows-spanned="7" table:style-name="ce67" table:number-columns-spanned="1" office:value-type="string">
            <text:p>Pagina links</text:p>
          </table:table-cell>
          <table:table-cell ns41:value-type="string" table:number-rows-spanned="7" table:style-name="ce75" table:number-columns-spanned="1" office:value-type="string">
            <text:p>Pagina rechts</text:p>
          </table:table-cell>
          <table:table-cell ns41:value-type="string" table:number-rows-spanned="7" table:style-name="ce67" table:number-columns-spanned="1" office:value-type="string">
            <text:p>Provincie</text:p>
          </table:table-cell>
          <table:table-cell ns41:value-type="string" table:number-rows-spanned="7" table:style-name="ce67" table:number-columns-spanned="1" office:value-type="string">
            <text:p>Image n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20"/>
          <table:covered-table-cell table:style-name="ce28"/>
          <table:covered-table-cell table:style-name="ce37"/>
          <table:table-cell ns41:value-type="string" table:number-rows-spanned="5" table:style-name="TL ColHeader" table:number-columns-spanned="2" office:value-type="string">
            <text:p>Hoofden van huisgezinnen</text:p>
          </table:table-cell>
          <table:covered-table-cell table:style-name="ce50"/>
          <table:table-cell ns41:value-type="string" table:number-rows-spanned="5" table:style-name="TL ColHeader" table:number-columns-spanned="2" office:value-type="string">
            <text:p>Kinderen</text:p>
          </table:table-cell>
          <table:covered-table-cell table:style-name="ce56"/>
          <table:table-cell ns41:value-type="string" table:number-rows-spanned="5" table:style-name="TL ColHeader" table:number-columns-spanned="2" office:value-type="string">
            <text:p>Personen in dienstbetrekking</text:p>
          </table:table-cell>
          <table:covered-table-cell table:style-name="ce50"/>
          <table:table-cell ns41:value-type="string" table:number-rows-spanned="5" table:style-name="TL ColHeader" table:number-columns-spanned="2" office:value-type="string">
            <text:p>Overige leden der gezinnen</text:p>
          </table:table-cell>
          <table:covered-table-cell table:style-name="ce50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56"/>
          <table:covered-table-cell table:style-name="ce47"/>
          <table:covered-table-cell table:style-name="ce51"/>
          <table:table-cell ns41:value-type="string" table:number-rows-spanned="5" table:style-name="TL ColHeader" table:number-columns-spanned="2" office:value-type="string">
            <text:p>Bestuurders, beambten en bedienden en personen tot hunne gezinnen behoorende</text:p>
          </table:table-cell>
          <table:covered-table-cell table:style-name="ce50"/>
          <table:table-cell ns41:value-type="string" table:number-rows-spanned="5" table:style-name="TL ColHeader" table:number-columns-spanned="2" office:value-type="string">
            <text:p>Bestuurders, beambten en bedienden afzonderlijk levende</text:p>
          </table:table-cell>
          <table:covered-table-cell table:style-name="ce50"/>
          <table:table-cell ns41:value-type="string" table:number-rows-spanned="5" table:style-name="TL ColHeader" table:number-columns-spanned="2" office:value-type="string">
            <text:p>Bevolking voor wie het gesticht is bestemd</text:p>
          </table:table-cell>
          <table:covered-table-cell table:style-name="ce50"/>
          <table:table-cell ns41:value-type="string" table:number-rows-spanned="5" table:style-name="TL ColHeader" table:number-columns-spanned="2" office:value-type="string">
            <text:p>Totaal</text:p>
          </table:table-cell>
          <table:covered-table-cell table:style-name="ce50"/>
          <table:covered-table-cell table:style-name="ce47"/>
          <table:covered-table-cell table:style-name="ce51"/>
          <table:covered-table-cell table:style-name="ce68" table:number-columns-repeated="3"/>
          <table:covered-table-cell table:style-name="ce76"/>
          <table:covered-table-cell table:style-name="ce68" table:number-columns-repeated="2"/>
          <table:table-cell table:number-columns-repeated="992"/>
        </table:table-row>
        <table:table-row table:style-name="ro3">
          <table:covered-table-cell table:style-name="ce4"/>
          <table:table-cell table:style-name="ce20"/>
          <table:covered-table-cell table:style-name="ce28"/>
          <table:covered-table-cell table:style-name="ce37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68" table:number-columns-repeated="3"/>
          <table:covered-table-cell table:style-name="ce76"/>
          <table:covered-table-cell table:style-name="ce68" table:number-columns-repeated="2"/>
          <table:table-cell table:number-columns-repeated="992"/>
        </table:table-row>
        <table:table-row table:style-name="ro3">
          <table:covered-table-cell table:style-name="ce4"/>
          <table:table-cell table:style-name="ce20"/>
          <table:covered-table-cell table:style-name="ce28"/>
          <table:covered-table-cell table:style-name="ce37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68" table:number-columns-repeated="3"/>
          <table:covered-table-cell table:style-name="ce76"/>
          <table:covered-table-cell table:style-name="ce68" table:number-columns-repeated="2"/>
          <table:table-cell table:number-columns-repeated="992"/>
        </table:table-row>
        <table:table-row table:style-name="ro4">
          <table:covered-table-cell table:style-name="ce4"/>
          <table:table-cell table:style-name="ce20"/>
          <table:covered-table-cell table:style-name="ce28"/>
          <table:covered-table-cell table:style-name="ce37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54"/>
          <table:covered-table-cell table:style-name="ce57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47"/>
          <table:covered-table-cell table:style-name="ce51"/>
          <table:covered-table-cell table:style-name="ce68" table:number-columns-repeated="3"/>
          <table:covered-table-cell table:style-name="ce76"/>
          <table:covered-table-cell table:style-name="ce68" table:number-columns-repeated="2"/>
          <table:table-cell table:number-columns-repeated="992"/>
        </table:table-row>
        <table:table-row table:style-name="ro1">
          <table:covered-table-cell table:style-name="ce5"/>
          <table:table-cell table:style-name="ce20"/>
          <table:covered-table-cell table:style-name="ce29"/>
          <table:covered-table-cell table:style-name="ce38"/>
          <table:covered-table-cell table:style-name="ce48"/>
          <table:covered-table-cell table:style-name="ce52"/>
          <table:covered-table-cell table:style-name="ce55"/>
          <table:covered-table-cell table:style-name="ce58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55"/>
          <table:covered-table-cell table:style-name="ce58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48"/>
          <table:covered-table-cell table:style-name="ce52"/>
          <table:covered-table-cell table:style-name="ce68" table:number-columns-repeated="3"/>
          <table:covered-table-cell table:style-name="ce76"/>
          <table:covered-table-cell table:style-name="ce68" table:number-columns-repeated="2"/>
          <table:table-cell table:number-columns-repeated="992"/>
        </table:table-row>
        <table:table-row table:style-name="ro1">
          <table:table-cell ns41:value-type="float" table:style-name="TL ColHeader" office:value="1" office:value-type="float">
            <text:p>1</text:p>
          </table:table-cell>
          <table:table-cell table:style-name="ce20"/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 ns41:value-type="string" table:style-name="TL ColHeader" office:value-type="string">
            <text:p>M. 4</text:p>
          </table:table-cell>
          <table:table-cell ns41:value-type="string" table:style-name="TL ColHeader" office:value-type="string">
            <text:p>V. 5</text:p>
          </table:table-cell>
          <table:table-cell ns41:value-type="string" table:style-name="TL ColHeader" office:value-type="string">
            <text:p>M. 6</text:p>
          </table:table-cell>
          <table:table-cell ns41:value-type="string" table:style-name="TL ColHeader" office:value-type="string">
            <text:p>V. 7</text:p>
          </table:table-cell>
          <table:table-cell ns41:value-type="string" table:style-name="TL ColHeader" office:value-type="string">
            <text:p>M. 8</text:p>
          </table:table-cell>
          <table:table-cell ns41:value-type="string" table:style-name="TL ColHeader" office:value-type="string">
            <text:p>V. 9</text:p>
          </table:table-cell>
          <table:table-cell ns41:value-type="string" table:style-name="TL ColHeader" office:value-type="string">
            <text:p>M. 10</text:p>
          </table:table-cell>
          <table:table-cell ns41:value-type="string" table:style-name="TL ColHeader" office:value-type="string">
            <text:p>V. 11</text:p>
          </table:table-cell>
          <table:table-cell ns41:value-type="string" table:style-name="TL ColHeader" office:value-type="string">
            <text:p>M. 12</text:p>
          </table:table-cell>
          <table:table-cell ns41:value-type="string" table:style-name="TL ColHeader" office:value-type="string">
            <text:p>V. 13</text:p>
          </table:table-cell>
          <table:table-cell ns41:value-type="string" table:style-name="TL ColHeader" office:value-type="string">
            <text:p>M. 14</text:p>
          </table:table-cell>
          <table:table-cell ns41:value-type="string" table:style-name="TL ColHeader" office:value-type="string">
            <text:p>V. 15</text:p>
          </table:table-cell>
          <table:table-cell ns41:value-type="string" table:style-name="TL ColHeader" office:value-type="string">
            <text:p>M. 16</text:p>
          </table:table-cell>
          <table:table-cell ns41:value-type="string" table:style-name="TL ColHeader" office:value-type="string">
            <text:p>V. 17</text:p>
          </table:table-cell>
          <table:table-cell ns41:value-type="string" table:style-name="TL ColHeader" office:value-type="string">
            <text:p>M.18</text:p>
          </table:table-cell>
          <table:table-cell ns41:value-type="string" table:style-name="TL ColHeader" office:value-type="string">
            <text:p>V. 19</text:p>
          </table:table-cell>
          <table:table-cell ns41:value-type="string" table:style-name="TL ColHeader" office:value-type="string">
            <text:p>M. 20</text:p>
          </table:table-cell>
          <table:table-cell ns41:value-type="string" table:style-name="TL ColHeader" office:value-type="string">
            <text:p>V. 21</text:p>
          </table:table-cell>
          <table:table-cell ns41:value-type="string" table:style-name="TL ColHeader" office:value-type="string">
            <text:p>M. 22</text:p>
          </table:table-cell>
          <table:table-cell ns41:value-type="string" table:style-name="TL ColHeader" office:value-type="string">
            <text:p>V. 23</text:p>
          </table:table-cell>
          <table:table-cell ns41:value-type="string" table:style-name="TL ColHeader" office:value-type="string">
            <text:p>M. 24</text:p>
          </table:table-cell>
          <table:table-cell ns41:value-type="string" table:style-name="TL ColHeader" office:value-type="string">
            <text:p>V. 25</text:p>
          </table:table-cell>
          <table:covered-table-cell table:style-name="ce69" table:number-columns-repeated="3"/>
          <table:covered-table-cell table:style-name="ce77"/>
          <table:covered-table-cell table:style-name="ce69" table:number-columns-repeated="2"/>
          <table:table-cell table:number-columns-repeated="992"/>
        </table:table-row>
        <table:table-row table:style-name="ro1">
          <table:table-cell ns41:value-type="string" table:style-name="TL RowHeader" office:value-type="string">
            <text:p>Zeeuwsvlaanderen</text:p>
          </table:table-cell>
          <table:table-cell table:style-name="ce6"/>
          <table:table-cell table:number-columns-repeated="1022"/>
        </table:table-row>
        <table:table-row table:style-name="ro3">
          <table:table-cell ns41:value-type="string" table:style-name="TL RowHeader" office:value-type="string">
            <text:p>Aardenburg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34" office:value-type="float">
            <text:p>334</text:p>
          </table:table-cell>
          <table:table-cell table:formula="of:=SUM([.E11];[.G11];[.I11];[.K11])" ns41:value-type="float" table:style-name="TL Data" office:value-type="float" office:value="851">
            <text:p>851</text:p>
          </table:table-cell>
          <table:table-cell table:formula="of:=SUM([.F11];[.H11];[.J11];[.L11])" ns41:value-type="float" table:style-name="TL Data" office:value-type="float" office:value="930">
            <text:p>93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65" office:value-type="float">
            <text:p>865</text:p>
          </table:table-cell>
          <table:table-cell ns41:value-type="float" table:style-name="TL Data" office:value="951" office:value-type="float">
            <text:p>95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42" office:value-type="string">
            <text:p>1879_06_H2</text:p>
          </table:table-cell>
          <table:table-cell ns41:value-type="float" table:style-name="ce72" office:value="36" office:value-type="float">
            <text:p>36</text:p>
          </table:table-cell>
          <table:table-cell ns41:value-type="float" table:style-name="ce72" office:value="37" office:value-type="float">
            <text:p>37</text:p>
          </table:table-cell>
          <table:table-cell ns41:value-type="string" table:style-name="ce42" office:value-type="string">
            <text:p>Zeeland</text:p>
          </table:table-cell>
          <table:table-cell ns41:value-type="string" table:style-name="ce78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xel</text:p>
          </table:table-cell>
          <table:table-cell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651" office:value-type="float">
            <text:p>651</text:p>
          </table:table-cell>
          <table:table-cell table:formula="of:=SUM([.E12];[.G12];[.I12];[.K12])" ns41:value-type="float" table:style-name="TL Data" office:value-type="float" office:value="1531">
            <text:p>1531</text:p>
          </table:table-cell>
          <table:table-cell table:formula="of:=SUM([.F12];[.H12];[.J12];[.L12])" ns41:value-type="float" table:style-name="TL Data" office:value-type="float" office:value="1553">
            <text:p>15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1580" office:value-type="float">
            <text:p>158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iervliet</text:p>
          </table:table-cell>
          <table:table-cell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38" office:value-type="float">
            <text:p>438</text:p>
          </table:table-cell>
          <table:table-cell table:formula="of:=SUM([.E13];[.G13];[.I13];[.K13])" ns41:value-type="float" table:style-name="TL Data" office:value-type="float" office:value="1055">
            <text:p>1055</text:p>
          </table:table-cell>
          <table:table-cell table:formula="of:=SUM([.F13];[.H13];[.J13];[.L13])" ns41:value-type="float" table:style-name="TL Data" office:value-type="float" office:value="1088">
            <text:p>108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1107" office:value-type="float">
            <text:p>110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schkapellle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9" office:value-type="float">
            <text:p>249</text:p>
          </table:table-cell>
          <table:table-cell table:formula="of:=SUM([.E14];[.G14];[.I14];[.K14])" ns41:value-type="float" table:style-name="TL Data" office:value-type="float" office:value="619">
            <text:p>619</text:p>
          </table:table-cell>
          <table:table-cell table:formula="of:=SUM([.F14];[.H14];[.J14];[.L14])" ns41:value-type="float" table:style-name="TL Data" office:value-type="float" office:value="654">
            <text:p>6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62" office:value-type="float">
            <text:p>66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reskens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55" office:value-type="float">
            <text:p>255</text:p>
          </table:table-cell>
          <table:table-cell table:formula="of:=SUM([.E15];[.G15];[.I15];[.K15])" ns41:value-type="float" table:style-name="TL Data" office:value-type="float" office:value="704">
            <text:p>704</text:p>
          </table:table-cell>
          <table:table-cell table:formula="of:=SUM([.F15];[.H15];[.J15];[.L15])" ns41:value-type="float" table:style-name="TL Data" office:value-type="float" office:value="730">
            <text:p>7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56" office:value-type="float">
            <text:p>75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Cadzand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9" office:value-type="float">
            <text:p>219</text:p>
          </table:table-cell>
          <table:table-cell table:formula="of:=SUM([.E16];[.G16];[.I16];[.K16])" ns41:value-type="float" table:style-name="TL Data" office:value-type="float" office:value="592">
            <text:p>592</text:p>
          </table:table-cell>
          <table:table-cell table:formula="of:=SUM([.F16];[.H16];[.J16];[.L16])" ns41:value-type="float" table:style-name="TL Data" office:value-type="float" office:value="577">
            <text:p>5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85" office:value-type="float">
            <text:p>58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Clinge</text:p>
          </table:table-cell>
          <table:table-cell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53" office:value-type="float">
            <text:p>453</text:p>
          </table:table-cell>
          <table:table-cell table:formula="of:=SUM([.E17];[.G17];[.I17];[.K17])" ns41:value-type="float" table:style-name="TL Data" office:value-type="float" office:value="1173">
            <text:p>1173</text:p>
          </table:table-cell>
          <table:table-cell table:formula="of:=SUM([.F17];[.H17];[.J17];[.L17])" ns41:value-type="float" table:style-name="TL Data" office:value-type="float" office:value="1139">
            <text:p>113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8"/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1169" office:value-type="float">
            <text:p>116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ede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21" office:value-type="float">
            <text:p>221</text:p>
          </table:table-cell>
          <table:table-cell table:formula="of:=SUM([.E18];[.G18];[.I18];[.K18])" ns41:value-type="float" table:style-name="TL Data" office:value-type="float" office:value="665">
            <text:p>665</text:p>
          </table:table-cell>
          <table:table-cell table:formula="of:=SUM([.F18];[.H18];[.J18];[.L18])" ns41:value-type="float" table:style-name="TL Data" office:value-type="float" office:value="560">
            <text:p>5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569" office:value-type="float">
            <text:p>56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raauw</text:p>
          </table:table-cell>
          <table:table-cell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01" office:value-type="float">
            <text:p>401</text:p>
          </table:table-cell>
          <table:table-cell table:formula="of:=SUM([.E19];[.G19];[.I19];[.K19])" ns41:value-type="float" table:style-name="TL Data" office:value-type="float" office:value="1008">
            <text:p>1008</text:p>
          </table:table-cell>
          <table:table-cell table:formula="of:=SUM([.F19];[.H19];[.J19];[.L19])" ns41:value-type="float" table:style-name="TL Data" office:value-type="float" office:value="954">
            <text:p>9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010" office:value-type="float">
            <text:p>1010</text:p>
          </table:table-cell>
          <table:table-cell ns41:value-type="float" table:style-name="TL Data" office:value="968" office:value-type="float">
            <text:p>96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roede</text:p>
          </table:table-cell>
          <table:table-cell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56" office:value-type="float">
            <text:p>456</text:p>
          </table:table-cell>
          <table:table-cell table:formula="of:=SUM([.E20];[.G20];[.I20];[.K20])" ns41:value-type="float" table:style-name="TL Data" office:value-type="float" office:value="1241">
            <text:p>1241</text:p>
          </table:table-cell>
          <table:table-cell table:formula="of:=SUM([.F20];[.H20];[.J20];[.L20])" ns41:value-type="float" table:style-name="TL Data" office:value-type="float" office:value="1265">
            <text:p>126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1285" office:value-type="float">
            <text:p>128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ille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0" office:value-type="float">
            <text:p>100</text:p>
          </table:table-cell>
          <table:table-cell table:formula="of:=SUM([.E21];[.G21];[.I21];[.K21])" ns41:value-type="float" table:style-name="TL Data" office:value-type="float" office:value="302">
            <text:p>302</text:p>
          </table:table-cell>
          <table:table-cell table:formula="of:=SUM([.F21];[.H21];[.J21];[.L21])" ns41:value-type="float" table:style-name="TL Data" office:value-type="float" office:value="286">
            <text:p>2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88" office:value-type="float">
            <text:p>28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ngstdijk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6" office:value-type="float">
            <text:p>136</text:p>
          </table:table-cell>
          <table:table-cell table:formula="of:=SUM([.E22];[.G22];[.I22];[.K22])" ns41:value-type="float" table:style-name="TL Data" office:value-type="float" office:value="358">
            <text:p>358</text:p>
          </table:table-cell>
          <table:table-cell table:formula="of:=SUM([.F22];[.H22];[.J22];[.L22])" ns41:value-type="float" table:style-name="TL Data" office:value-type="float" office:value="362">
            <text:p>3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67" office:value-type="float">
            <text:p>36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ek</text:p>
          </table:table-cell>
          <table:table-cell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office:value="37" table:style-name="TL Data" table:number-columns-repeated="2" office:value-type="float">
            <text:p>3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79" office:value-type="float">
            <text:p>379</text:p>
          </table:table-cell>
          <table:table-cell table:formula="of:=SUM([.E23];[.G23];[.I23];[.K23])" ns41:value-type="float" table:style-name="TL Data" office:value-type="float" office:value="923">
            <text:p>923</text:p>
          </table:table-cell>
          <table:table-cell table:formula="of:=SUM([.F23];[.H23];[.J23];[.L23])" ns41:value-type="float" table:style-name="TL Data" office:value-type="float" office:value="906">
            <text:p>9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930" office:value-type="float">
            <text:p>93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ntenisse</text:p>
          </table:table-cell>
          <table:table-cell/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1236" office:value-type="float">
            <text:p>1236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69" office:value-type="float">
            <text:p>969</text:p>
          </table:table-cell>
          <table:table-cell table:formula="of:=SUM([.E24];[.G24];[.I24];[.K24])" ns41:value-type="float" table:style-name="TL Data" office:value-type="float" office:value="2397">
            <text:p>2397</text:p>
          </table:table-cell>
          <table:table-cell table:formula="of:=SUM([.F24];[.H24];[.J24];[.L24])" ns41:value-type="float" table:style-name="TL Data" office:value-type="float" office:value="2511">
            <text:p>25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408" office:value-type="float">
            <text:p>2408</text:p>
          </table:table-cell>
          <table:table-cell ns41:value-type="float" table:style-name="TL Data" office:value="2568" office:value-type="float">
            <text:p>256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ofdplaat</text:p>
          </table:table-cell>
          <table:table-cell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1" office:value-type="float">
            <text:p>271</text:p>
          </table:table-cell>
          <table:table-cell table:formula="of:=SUM([.E25];[.G25];[.I25];[.K25])" ns41:value-type="float" table:style-name="TL Data" office:value-type="float" office:value="734">
            <text:p>734</text:p>
          </table:table-cell>
          <table:table-cell table:formula="of:=SUM([.F25];[.H25];[.J25];[.L25])" ns41:value-type="float" table:style-name="TL Data" office:value-type="float" office:value="783">
            <text:p>7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98" office:value-type="float">
            <text:p>79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ulst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2" office:value-type="float">
            <text:p>422</text:p>
          </table:table-cell>
          <table:table-cell table:formula="of:=SUM([.E26];[.G26];[.I26];[.K26])" ns41:value-type="float" table:style-name="TL Data" office:value-type="float" office:value="1029">
            <text:p>1029</text:p>
          </table:table-cell>
          <table:table-cell table:formula="of:=SUM([.F26];[.H26];[.J26];[.L26])" ns41:value-type="float" table:style-name="TL Data" office:value-type="float" office:value="1193">
            <text:p>119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330" office:value-type="float">
            <text:p>133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oewacht</text:p>
          </table:table-cell>
          <table:table-cell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73" office:value-type="float">
            <text:p>373</text:p>
          </table:table-cell>
          <table:table-cell table:formula="of:=SUM([.E27];[.G27];[.I27];[.K27])" ns41:value-type="float" table:style-name="TL Data" office:value-type="float" office:value="1081">
            <text:p>1081</text:p>
          </table:table-cell>
          <table:table-cell table:formula="of:=SUM([.F27];[.H27];[.J27];[.L27])" ns41:value-type="float" table:style-name="TL Data" office:value-type="float" office:value="1019">
            <text:p>10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039" office:value-type="float">
            <text:p>103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euzen</text:p>
          </table:table-cell>
          <table:table-cell/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1194" office:value-type="float">
            <text:p>1194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81" office:value-type="float">
            <text:p>981</text:p>
          </table:table-cell>
          <table:table-cell table:formula="of:=SUM([.E28];[.G28];[.I28];[.K28])" ns41:value-type="float" table:style-name="TL Data" office:value-type="float" office:value="2229">
            <text:p>2229</text:p>
          </table:table-cell>
          <table:table-cell table:formula="of:=SUM([.F28];[.H28];[.J28];[.L28])" ns41:value-type="float" table:style-name="TL Data" office:value-type="float" office:value="2402">
            <text:p>240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2431" office:value-type="float">
            <text:p>24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euwvliet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7" office:value-type="float">
            <text:p>117</text:p>
          </table:table-cell>
          <table:table-cell table:formula="of:=SUM([.E29];[.G29];[.I29];[.K29])" ns41:value-type="float" table:style-name="TL Data" office:value-type="float" office:value="344">
            <text:p>344</text:p>
          </table:table-cell>
          <table:table-cell table:formula="of:=SUM([.F29];[.H29];[.J29];[.L29])" ns41:value-type="float" table:style-name="TL Data" office:value-type="float" office:value="351">
            <text:p>3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57" office:value-type="float">
            <text:p>35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ostburg</text:p>
          </table:table-cell>
          <table:table-cell/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91" office:value-type="float">
            <text:p>391</text:p>
          </table:table-cell>
          <table:table-cell table:formula="of:=SUM([.E30];[.G30];[.I30];[.K30])" ns41:value-type="float" table:style-name="TL Data" office:value-type="float" office:value="894">
            <text:p>894</text:p>
          </table:table-cell>
          <table:table-cell table:formula="of:=SUM([.F30];[.H30];[.J30];[.L30])" ns41:value-type="float" table:style-name="TL Data" office:value-type="float" office:value="974">
            <text:p>97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005" office:value-type="float">
            <text:p>100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ssenisse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59" office:value-type="float">
            <text:p>159</text:p>
          </table:table-cell>
          <table:table-cell table:formula="of:=SUM([.E31];[.G31];[.I31];[.K31])" ns41:value-type="float" table:style-name="TL Data" office:value-type="float" office:value="452">
            <text:p>452</text:p>
          </table:table-cell>
          <table:table-cell table:formula="of:=SUM([.F31];[.H31];[.J31];[.L31])" ns41:value-type="float" table:style-name="TL Data" office:value-type="float" office:value="435">
            <text:p>4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41" office:value-type="float">
            <text:p>44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verslag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3" office:value-type="float">
            <text:p>83</text:p>
          </table:table-cell>
          <table:table-cell table:formula="of:=SUM([.E32];[.G32];[.I32];[.K32])" ns41:value-type="float" table:style-name="TL Data" office:value-type="float" office:value="234">
            <text:p>234</text:p>
          </table:table-cell>
          <table:table-cell table:formula="of:=SUM([.F32];[.H32];[.J32];[.L32])" ns41:value-type="float" table:style-name="TL Data" office:value-type="float" office:value="228">
            <text:p>22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2" office:value-type="float">
            <text:p>23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hillippine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E33];[.G33];[.I33];[.K33])" ns41:value-type="float" table:style-name="TL Data" office:value-type="float" office:value="354">
            <text:p>354</text:p>
          </table:table-cell>
          <table:table-cell table:formula="of:=SUM([.F33];[.H33];[.J33];[.L33])" ns41:value-type="float" table:style-name="TL Data" office:value-type="float" office:value="325">
            <text:p>3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1" office:value-type="float">
            <text:p>3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etranchement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9" office:value-type="float">
            <text:p>159</text:p>
          </table:table-cell>
          <table:table-cell table:formula="of:=SUM([.E34];[.G34];[.I34];[.K34])" ns41:value-type="float" table:style-name="TL Data" office:value-type="float" office:value="432">
            <text:p>432</text:p>
          </table:table-cell>
          <table:table-cell table:formula="of:=SUM([.F34];[.H34];[.J34];[.L34])" ns41:value-type="float" table:style-name="TL Data" office:value-type="float" office:value="421">
            <text:p>4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29" office:value-type="float">
            <text:p>42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as van Gent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9" office:value-type="float">
            <text:p>219</text:p>
          </table:table-cell>
          <table:table-cell table:formula="of:=SUM([.E35];[.G35];[.I35];[.K35])" ns41:value-type="float" table:style-name="TL Data" office:value-type="float" office:value="542">
            <text:p>542</text:p>
          </table:table-cell>
          <table:table-cell table:formula="of:=SUM([.F35];[.H35];[.J35];[.L35])" ns41:value-type="float" table:style-name="TL Data" office:value-type="float" office:value="610">
            <text:p>6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626" office:value-type="float">
            <text:p>62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oondijke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39" office:value-type="float">
            <text:p>339</text:p>
          </table:table-cell>
          <table:table-cell table:formula="of:=SUM([.E36];[.G36];[.I36];[.K36])" ns41:value-type="float" table:style-name="TL Data" office:value-type="float" office:value="881">
            <text:p>881</text:p>
          </table:table-cell>
          <table:table-cell table:formula="of:=SUM([.F36];[.H36];[.J36];[.L36])" ns41:value-type="float" table:style-name="TL Data" office:value-type="float" office:value="913">
            <text:p>9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931" office:value-type="float">
            <text:p>9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. Anna ter Muiden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5" office:value-type="float">
            <text:p>55</text:p>
          </table:table-cell>
          <table:table-cell table:formula="of:=SUM([.E37];[.G37];[.I37];[.K37])" ns41:value-type="float" table:style-name="TL Data" office:value-type="float" office:value="147">
            <text:p>147</text:p>
          </table:table-cell>
          <table:table-cell table:formula="of:=SUM([.F37];[.H37];[.J37];[.L37])" ns41:value-type="float" table:style-name="TL Data" office:value-type="float" office:value="143">
            <text:p>143</text:p>
          </table:table-cell>
          <table:table-cell table:style-name="TL Data" table:number-columns-repeated="10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3" office:value-type="float">
            <text:p>14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. Janssteen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9" office:value-type="float">
            <text:p>329</text:p>
          </table:table-cell>
          <table:table-cell table:formula="of:=SUM([.E38];[.G38];[.I38];[.K38])" ns41:value-type="float" table:style-name="TL Data" office:value-type="float" office:value="998">
            <text:p>998</text:p>
          </table:table-cell>
          <table:table-cell table:formula="of:=SUM([.F38];[.H38];[.J38];[.L38])" ns41:value-type="float" table:style-name="TL Data" office:value-type="float" office:value="937">
            <text:p>9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957" office:value-type="float">
            <text:p>95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. Kruis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E39];[.G39];[.I39];[.K39])" ns41:value-type="float" table:style-name="TL Data" office:value-type="float" office:value="375">
            <text:p>375</text:p>
          </table:table-cell>
          <table:table-cell table:formula="of:=SUM([.F39];[.H39];[.J39];[.L39])" ns41:value-type="float" table:style-name="TL Data" office:value-type="float" office:value="344">
            <text:p>34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46" office:value-type="float">
            <text:p>34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luis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43" table:style-name="TL Data" table:number-columns-repeated="2" office:value-type="float">
            <text:p>43</text:p>
          </table:table-cell>
          <table:table-cell ns41:value-type="float" table:style-name="TL Data" office:value="324" office:value-type="float">
            <text:p>324</text:p>
          </table:table-cell>
          <table:table-cell table:formula="of:=SUM([.E40];[.G40];[.I40];[.K40])" ns41:value-type="float" table:style-name="TL Data" office:value-type="float" office:value="750">
            <text:p>750</text:p>
          </table:table-cell>
          <table:table-cell table:formula="of:=SUM([.F40];[.H40];[.J40];[.L40])" ns41:value-type="float" table:style-name="TL Data" office:value-type="float" office:value="833">
            <text:p>83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872" office:value-type="float">
            <text:p>87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oppeldijk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40" office:value-type="float">
            <text:p>340</text:p>
          </table:table-cell>
          <table:table-cell table:formula="of:=SUM([.E41];[.G41];[.I41];[.K41])" ns41:value-type="float" table:style-name="TL Data" office:value-type="float" office:value="905">
            <text:p>905</text:p>
          </table:table-cell>
          <table:table-cell table:formula="of:=SUM([.F41];[.H41];[.J41];[.L41])" ns41:value-type="float" table:style-name="TL Data" office:value-type="float" office:value="908">
            <text:p>90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913" office:value-type="float">
            <text:p>9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terlandkerkje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1" office:value-type="float">
            <text:p>111</text:p>
          </table:table-cell>
          <table:table-cell table:formula="of:=SUM([.E42];[.G42];[.I42];[.K42])" ns41:value-type="float" table:style-name="TL Data" office:value-type="float" office:value="350">
            <text:p>350</text:p>
          </table:table-cell>
          <table:table-cell table:formula="of:=SUM([.F42];[.H42];[.J42];[.L42])" ns41:value-type="float" table:style-name="TL Data" office:value-type="float" office:value="330">
            <text:p>3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38" office:value-type="float">
            <text:p>33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estdorpe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06" office:value-type="float">
            <text:p>306</text:p>
          </table:table-cell>
          <table:table-cell table:formula="of:=SUM([.E43];[.G43];[.I43];[.K43])" ns41:value-type="float" table:style-name="TL Data" office:value-type="float" office:value="831">
            <text:p>831</text:p>
          </table:table-cell>
          <table:table-cell table:formula="of:=SUM([.F43];[.H43];[.J43];[.L43])" ns41:value-type="float" table:style-name="TL Data" office:value-type="float" office:value="858">
            <text:p>8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66" office:value-type="float">
            <text:p>86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Ijzendijke</text:p>
          </table:table-cell>
          <table:table-cell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16" office:value-type="float">
            <text:p>516</text:p>
          </table:table-cell>
          <table:table-cell table:formula="of:=SUM([.E44];[.G44];[.I44];[.K44])" ns41:value-type="float" table:style-name="TL Data" office:value-type="float" office:value="1475">
            <text:p>1475</text:p>
          </table:table-cell>
          <table:table-cell table:formula="of:=SUM([.F44];[.H44];[.J44];[.L44])" ns41:value-type="float" table:style-name="TL Data" office:value-type="float" office:value="1466">
            <text:p>14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" office:value-type="float">
            <text:p>3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89" office:value-type="float">
            <text:p>1489</text:p>
          </table:table-cell>
          <table:table-cell ns41:value-type="float" table:style-name="TL Data" office:value="1517" office:value-type="float">
            <text:p>151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aamslag</text:p>
          </table:table-cell>
          <table:table-cell/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01" office:value-type="float">
            <text:p>601</text:p>
          </table:table-cell>
          <table:table-cell table:formula="of:=SUM([.E45];[.G45];[.I45];[.K45])" ns41:value-type="float" table:style-name="TL Data" office:value-type="float" office:value="1436">
            <text:p>1436</text:p>
          </table:table-cell>
          <table:table-cell table:formula="of:=SUM([.F45];[.H45];[.J45];[.L45])" ns41:value-type="float" table:style-name="TL Data" office:value-type="float" office:value="1413">
            <text:p>14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440" office:value-type="float">
            <text:p>1440</text:p>
          </table:table-cell>
          <table:table-cell ns41:value-type="float" table:style-name="TL Data" office:value="1427" office:value-type="float">
            <text:p>14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uiddorpe</text:p>
          </table:table-cell>
          <table:table-cell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4" office:value-type="float">
            <text:p>194</text:p>
          </table:table-cell>
          <table:table-cell table:formula="of:=SUM([.E46];[.G46];[.I46];[.K46])" ns41:value-type="float" table:style-name="TL Data" office:value-type="float" office:value="478">
            <text:p>478</text:p>
          </table:table-cell>
          <table:table-cell table:formula="of:=SUM([.F46];[.H46];[.J46];[.L46])" ns41:value-type="float" table:style-name="TL Data" office:value-type="float" office:value="494">
            <text:p>4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502" office:value-type="float">
            <text:p>50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Zuidzande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5" office:value-type="float">
            <text:p>185</text:p>
          </table:table-cell>
          <table:table-cell table:formula="of:=SUM([.E47];[.G47];[.I47];[.K47])" ns41:value-type="float" table:style-name="TL Data" office:value-type="float" office:value="500">
            <text:p>500</text:p>
          </table:table-cell>
          <table:table-cell table:formula="of:=SUM([.F47];[.H47];[.J47];[.L47])" ns41:value-type="float" table:style-name="TL Data" office:value-type="float" office:value="566">
            <text:p>5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580" office:value-type="float">
            <text:p>58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21"/>
          <table:table-cell table:formula="of:=SUM([.C11:.C47])" ns41:value-type="float" table:style-name="TL Data" office:value-type="float" office:value="12875">
            <text:p>12875</text:p>
          </table:table-cell>
          <table:table-cell table:formula="of:=SUM([.D11:.D47])" ns41:value-type="float" table:style-name="TL Data" office:value-type="float" office:value="12609">
            <text:p>12609</text:p>
          </table:table-cell>
          <table:table-cell table:formula="of:=SUM([.E11:.E47])" ns41:value-type="float" table:style-name="TL Data" office:value-type="float" office:value="10833">
            <text:p>10833</text:p>
          </table:table-cell>
          <table:table-cell table:formula="of:=SUM([.F11:.F47])" ns41:value-type="float" table:style-name="TL Data" office:value-type="float" office:value="1776">
            <text:p>1776</text:p>
          </table:table-cell>
          <table:table-cell table:formula="of:=SUM([.G11:.G47])" ns41:value-type="float" table:style-name="TL Data" office:value-type="float" office:value="16783">
            <text:p>16783</text:p>
          </table:table-cell>
          <table:table-cell table:formula="of:=SUM([.H11:.H47])" ns41:value-type="float" table:style-name="TL Data" office:value-type="float" office:value="15981">
            <text:p>15981</text:p>
          </table:table-cell>
          <table:table-cell table:formula="of:=SUM([.I11:.I47])" ns41:value-type="float" table:style-name="TL Data" office:value-type="float" office:value="1578">
            <text:p>1578</text:p>
          </table:table-cell>
          <table:table-cell table:formula="of:=SUM([.J11:.J47])" ns41:value-type="float" table:style-name="TL Data" office:value-type="float" office:value="1740">
            <text:p>1740</text:p>
          </table:table-cell>
          <table:table-cell table:formula="of:=SUM([.K11:.K47])" ns41:value-type="float" table:style-name="TL Data" office:value-type="float" office:value="1676">
            <text:p>1676</text:p>
          </table:table-cell>
          <table:table-cell table:formula="of:=SUM([.L11:.L47])" ns41:value-type="float" table:style-name="TL Data" office:value-type="float" office:value="11964">
            <text:p>11964</text:p>
          </table:table-cell>
          <table:table-cell table:formula="of:=SUM([.M11:.M47])" ns41:value-type="float" table:style-name="TL Data" office:value-type="float" office:value="30870">
            <text:p>30870</text:p>
          </table:table-cell>
          <table:table-cell table:formula="of:=SUM([.N11:.N47])" ns41:value-type="float" table:style-name="TL Data" office:value-type="float" office:value="31461">
            <text:p>31461</text:p>
          </table:table-cell>
          <table:table-cell table:formula="of:=SUM([.O11:.O47])" ns41:value-type="float" table:style-name="TL Data" office:value-type="float" office:value="247">
            <text:p>247</text:p>
          </table:table-cell>
          <table:table-cell table:formula="of:=SUM([.P11:.P47])" ns41:value-type="float" table:style-name="TL Data" office:value-type="float" office:value="616">
            <text:p>616</text:p>
          </table:table-cell>
          <table:table-cell table:formula="of:=SUM([.Q11:.Q47])" ns41:value-type="float" table:style-name="TL Data" office:value-type="float" office:value="29">
            <text:p>29</text:p>
          </table:table-cell>
          <table:table-cell table:formula="of:=SUM([.R11:.R47])" ns41:value-type="float" table:style-name="TL Data" office:value-type="float" office:value="40">
            <text:p>40</text:p>
          </table:table-cell>
          <table:table-cell table:formula="of:=SUM([.S11:.S47])" ns41:value-type="float" table:style-name="TL Data" office:value-type="float" office:value="2">
            <text:p>2</text:p>
          </table:table-cell>
          <table:table-cell table:formula="of:=SUM([.T11:.T47])" ns41:value-type="float" table:style-name="TL Data" office:value-type="float" office:value="43">
            <text:p>43</text:p>
          </table:table-cell>
          <table:table-cell table:formula="of:=SUM([.U11:.U47])" ns41:value-type="float" table:style-name="TL Data" office:value-type="float" office:value="95">
            <text:p>95</text:p>
          </table:table-cell>
          <table:table-cell table:formula="of:=SUM([.V11:.V47])" ns41:value-type="float" table:style-name="TL Data" office:value-type="float" office:value="119">
            <text:p>119</text:p>
          </table:table-cell>
          <table:table-cell table:formula="of:=SUM([.W11:.W47])" ns41:value-type="float" table:style-name="TL Data" office:value-type="float" office:value="126">
            <text:p>126</text:p>
          </table:table-cell>
          <table:table-cell table:formula="of:=SUM([.X11:.X47])" ns41:value-type="float" table:style-name="TL Data" office:value-type="float" office:value="202">
            <text:p>202</text:p>
          </table:table-cell>
          <table:table-cell table:formula="of:=SUM([.Y11:.Y47])" ns41:value-type="float" table:style-name="TL Data" office:value-type="float" office:value="31212">
            <text:p>31212</text:p>
          </table:table-cell>
          <table:table-cell table:formula="of:=SUM([.Z11:.Z47])" ns41:value-type="float" table:style-name="TL Data" office:value-type="float" office:value="32196">
            <text:p>3219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6" office:value-type="float">
            <text:p>36</text:p>
          </table:table-cell>
          <table:table-cell ns41:value-type="float" table:style-name="ce73" office:value="37" office:value-type="float">
            <text:p>37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4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uid-Beveland</text:p>
          </table:table-cell>
          <table:table-cell table:style-name="ce22"/>
          <table:table-cell table:style-name="TL Data"/>
          <table:table-cell table:style-name="TL Data" table:number-columns-repeated="23"/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style-name="ce22" table:number-columns-repeated="992"/>
        </table:table-row>
        <table:table-row table:style-name="ro3">
          <table:table-cell ns41:value-type="string" table:style-name="TL RowHeader" office:value-type="string">
            <text:p>Baarland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5" office:value-type="float">
            <text:p>135</text:p>
          </table:table-cell>
          <table:table-cell table:formula="of:=SUM([.E50];[.G50];[.I50];[.K50])" ns41:value-type="float" table:style-name="TL Data" office:value-type="float" office:value="363">
            <text:p>363</text:p>
          </table:table-cell>
          <table:table-cell table:formula="of:=SUM([.F50];[.H50];[.J50];[.L50])" ns41:value-type="float" table:style-name="TL Data" office:value-type="float" office:value="351">
            <text:p>3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62" office:value-type="float">
            <text:p>36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orssele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9" office:value-type="float">
            <text:p>199</text:p>
          </table:table-cell>
          <table:table-cell table:formula="of:=SUM([.E51];[.G51];[.I51];[.K51])" ns41:value-type="float" table:style-name="TL Data" office:value-type="float" office:value="527">
            <text:p>527</text:p>
          </table:table-cell>
          <table:table-cell table:formula="of:=SUM([.F51];[.H51];[.J51];[.L51])" ns41:value-type="float" table:style-name="TL Data" office:value-type="float" office:value="548">
            <text:p>5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52" office:value-type="float">
            <text:p>55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riewegen</text:p>
          </table:table-cell>
          <table:table-cell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1" office:value-type="float">
            <text:p>111</text:p>
          </table:table-cell>
          <table:table-cell table:formula="of:=SUM([.E52];[.G52];[.I52];[.K52])" ns41:value-type="float" table:style-name="TL Data" office:value-type="float" office:value="290">
            <text:p>290</text:p>
          </table:table-cell>
          <table:table-cell table:formula="of:=SUM([.F52];[.H52];[.J52];[.L52])" ns41:value-type="float" table:style-name="TL Data" office:value-type="float" office:value="310">
            <text:p>3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14" office:value-type="float">
            <text:p>3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llewoutsdijk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8" office:value-type="float">
            <text:p>148</text:p>
          </table:table-cell>
          <table:table-cell table:formula="of:=SUM([.E53];[.G53];[.I53];[.K53])" ns41:value-type="float" table:style-name="TL Data" office:value-type="float" office:value="364">
            <text:p>364</text:p>
          </table:table-cell>
          <table:table-cell table:formula="of:=SUM([.F53];[.H53];[.J53];[.L53])" ns41:value-type="float" table:style-name="TL Data" office:value-type="float" office:value="366">
            <text:p>3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71" office:value-type="float">
            <text:p>37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oes</text:p>
          </table:table-cell>
          <table:table-cell/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102" office:value-type="float">
            <text:p>110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20" office:value-type="float">
            <text:p>1220</text:p>
          </table:table-cell>
          <table:table-cell table:formula="of:=SUM([.E54];[.G54];[.I54];[.K54])" ns41:value-type="float" table:style-name="TL Data" office:value-type="float" office:value="2954">
            <text:p>2954</text:p>
          </table:table-cell>
          <table:table-cell table:formula="of:=SUM([.F54];[.H54];[.J54];[.L54])" ns41:value-type="float" table:style-name="TL Data" office:value-type="float" office:value="3160">
            <text:p>316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058" office:value-type="float">
            <text:p>3058</text:p>
          </table:table-cell>
          <table:table-cell ns41:value-type="float" table:style-name="TL Data" office:value="3335" office:value-type="float">
            <text:p>33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-Gravenpolder</text:p>
          </table:table-cell>
          <table:table-cell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62" office:value-type="float">
            <text:p>162</text:p>
          </table:table-cell>
          <table:table-cell table:formula="of:=SUM([.E55];[.G55];[.I55];[.K55])" ns41:value-type="float" table:style-name="TL Data" office:value-type="float" office:value="432">
            <text:p>432</text:p>
          </table:table-cell>
          <table:table-cell table:formula="of:=SUM([.F55];[.H55];[.J55];[.L55])" ns41:value-type="float" table:style-name="TL Data" office:value-type="float" office:value="437">
            <text:p>4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44" office:value-type="float">
            <text:p>44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 Heer Abtskerke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8" office:value-type="float">
            <text:p>68</text:p>
          </table:table-cell>
          <table:table-cell table:formula="of:=SUM([.E56];[.G56];[.I56];[.K56])" ns41:value-type="float" table:style-name="TL Data" office:value-type="float" office:value="158">
            <text:p>158</text:p>
          </table:table-cell>
          <table:table-cell table:formula="of:=SUM([.F56];[.H56];[.J56];[.L56])" ns41:value-type="float" table:style-name="TL Data" office:value-type="float" office:value="157">
            <text:p>1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59" office:value-type="float">
            <text:p>15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<text:s/>'s- Heer Arendskerke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563" office:value-type="float">
            <text:p>563</text:p>
          </table:table-cell>
          <table:table-cell table:formula="of:=SUM([.E57];[.G57];[.I57];[.K57])" ns41:value-type="float" table:style-name="TL Data" office:value-type="float" office:value="1413">
            <text:p>1413</text:p>
          </table:table-cell>
          <table:table-cell table:formula="of:=SUM([.F57];[.H57];[.J57];[.L57])" ns41:value-type="float" table:style-name="TL Data" office:value-type="float" office:value="1430">
            <text:p>14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1435" office:value-type="float">
            <text:p>14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<text:s/>'s Heerenhoek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28" table:style-name="TL Data" table:number-columns-repeated="2" office:value-type="float">
            <text:p>28</text:p>
          </table:table-cell>
          <table:table-cell ns41:value-type="float" table:style-name="TL Data" office:value="201" office:value-type="float">
            <text:p>201</text:p>
          </table:table-cell>
          <table:table-cell table:formula="of:=SUM([.E58];[.G58];[.I58];[.K58])" ns41:value-type="float" table:style-name="TL Data" office:value-type="float" office:value="487">
            <text:p>487</text:p>
          </table:table-cell>
          <table:table-cell table:formula="of:=SUM([.F58];[.H58];[.J58];[.L58])" ns41:value-type="float" table:style-name="TL Data" office:value-type="float" office:value="503">
            <text:p>5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513" office:value-type="float">
            <text:p>5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einkenszand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20" office:value-type="float">
            <text:p>320</text:p>
          </table:table-cell>
          <table:table-cell table:formula="of:=SUM([.E59];[.G59];[.I59];[.K59])" ns41:value-type="float" table:style-name="TL Data" office:value-type="float" office:value="841">
            <text:p>841</text:p>
          </table:table-cell>
          <table:table-cell table:formula="of:=SUM([.F59];[.H59];[.J59];[.L59])" ns41:value-type="float" table:style-name="TL Data" office:value-type="float" office:value="816">
            <text:p>8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835" office:value-type="float">
            <text:p>8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oedekenskerke</text:p>
          </table:table-cell>
          <table:table-cell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float" table:style-name="TL Data" office:value="197" office:value-type="float">
            <text:p>197</text:p>
          </table:table-cell>
          <table:table-cell table:formula="of:=SUM([.E60];[.G60];[.I60];[.K60])" ns41:value-type="float" table:style-name="TL Data" office:value-type="float" office:value="542">
            <text:p>542</text:p>
          </table:table-cell>
          <table:table-cell table:formula="of:=SUM([.F60];[.H60];[.J60];[.L60])" ns41:value-type="float" table:style-name="TL Data" office:value-type="float" office:value="504">
            <text:p>5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08" office:value-type="float">
            <text:p>50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apelle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46" office:value-type="float">
            <text:p>346</text:p>
          </table:table-cell>
          <table:table-cell table:formula="of:=SUM([.E61];[.G61];[.I61];[.K61])" ns41:value-type="float" table:style-name="TL Data" office:value-type="float" office:value="907">
            <text:p>907</text:p>
          </table:table-cell>
          <table:table-cell table:formula="of:=SUM([.F61];[.H61];[.J61];[.L61])" ns41:value-type="float" table:style-name="TL Data" office:value-type="float" office:value="888">
            <text:p>8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899" office:value-type="float">
            <text:p>89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attendijke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7" office:value-type="float">
            <text:p>187</text:p>
          </table:table-cell>
          <table:table-cell table:formula="of:=SUM([.E62];[.G62];[.I62];[.K62])" ns41:value-type="float" table:style-name="TL Data" office:value-type="float" office:value="530">
            <text:p>530</text:p>
          </table:table-cell>
          <table:table-cell table:formula="of:=SUM([.F62];[.H62];[.J62];[.L62])" ns41:value-type="float" table:style-name="TL Data" office:value-type="float" office:value="472">
            <text:p>47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76" office:value-type="float">
            <text:p>47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loetinge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3" office:value-type="float">
            <text:p>213</text:p>
          </table:table-cell>
          <table:table-cell table:formula="of:=SUM([.E63];[.G63];[.I63];[.K63])" ns41:value-type="float" table:style-name="TL Data" office:value-type="float" office:value="535">
            <text:p>535</text:p>
          </table:table-cell>
          <table:table-cell table:formula="of:=SUM([.F63];[.H63];[.J63];[.L63])" ns41:value-type="float" table:style-name="TL Data" office:value-type="float" office:value="533">
            <text:p>5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53" office:value-type="float">
            <text:p>55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rabbendijke</text:p>
          </table:table-cell>
          <table:table-cell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53" office:value-type="float">
            <text:p>253</text:p>
          </table:table-cell>
          <table:table-cell table:formula="of:=SUM([.E64];[.G64];[.I64];[.K64])" ns41:value-type="float" table:style-name="TL Data" office:value-type="float" office:value="649">
            <text:p>649</text:p>
          </table:table-cell>
          <table:table-cell table:formula="of:=SUM([.F64];[.H64];[.J64];[.L64])" ns41:value-type="float" table:style-name="TL Data" office:value-type="float" office:value="704">
            <text:p>7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727" office:value-type="float">
            <text:p>72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ruiningen</text:p>
          </table:table-cell>
          <table:table-cell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64" office:value-type="float">
            <text:p>464</text:p>
          </table:table-cell>
          <table:table-cell table:formula="of:=SUM([.E65];[.G65];[.I65];[.K65])" ns41:value-type="float" table:style-name="TL Data" office:value-type="float" office:value="1242">
            <text:p>1242</text:p>
          </table:table-cell>
          <table:table-cell table:formula="of:=SUM([.F65];[.H65];[.J65];[.L65])" ns41:value-type="float" table:style-name="TL Data" office:value-type="float" office:value="1252">
            <text:p>12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1270" office:value-type="float">
            <text:p>127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sse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7" office:value-type="float">
            <text:p>117</text:p>
          </table:table-cell>
          <table:table-cell table:formula="of:=SUM([.E66];[.G66];[.I66];[.K66])" ns41:value-type="float" table:style-name="TL Data" office:value-type="float" office:value="319">
            <text:p>319</text:p>
          </table:table-cell>
          <table:table-cell table:formula="of:=SUM([.F66];[.H66];[.J66];[.L66])" ns41:value-type="float" table:style-name="TL Data" office:value-type="float" office:value="315">
            <text:p>31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28" office:value-type="float">
            <text:p>32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udelande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0" office:value-type="float">
            <text:p>130</text:p>
          </table:table-cell>
          <table:table-cell table:formula="of:=SUM([.E67];[.G67];[.I67];[.K67])" ns41:value-type="float" table:style-name="TL Data" office:value-type="float" office:value="338">
            <text:p>338</text:p>
          </table:table-cell>
          <table:table-cell table:formula="of:=SUM([.F67];[.H67];[.J67];[.L67])" ns41:value-type="float" table:style-name="TL Data" office:value-type="float" office:value="329">
            <text:p>3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31" office:value-type="float">
            <text:p>3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verzand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0" office:value-type="float">
            <text:p>160</text:p>
          </table:table-cell>
          <table:table-cell table:formula="of:=SUM([.E68];[.G68];[.I68];[.K68])" ns41:value-type="float" table:style-name="TL Data" office:value-type="float" office:value="452">
            <text:p>452</text:p>
          </table:table-cell>
          <table:table-cell table:formula="of:=SUM([.F68];[.H68];[.J68];[.L68])" ns41:value-type="float" table:style-name="TL Data" office:value-type="float" office:value="434">
            <text:p>434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49" office:value-type="float">
            <text:p>44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illand-Bath</text:p>
          </table:table-cell>
          <table:table-cell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7" office:value-type="float">
            <text:p>247</text:p>
          </table:table-cell>
          <table:table-cell table:formula="of:=SUM([.E69];[.G69];[.I69];[.K69])" ns41:value-type="float" table:style-name="TL Data" office:value-type="float" office:value="746">
            <text:p>746</text:p>
          </table:table-cell>
          <table:table-cell table:formula="of:=SUM([.F69];[.H69];[.J69];[.L69])" ns41:value-type="float" table:style-name="TL Data" office:value-type="float" office:value="670">
            <text:p>6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678" office:value-type="float">
            <text:p>67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ore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1" office:value-type="float">
            <text:p>131</text:p>
          </table:table-cell>
          <table:table-cell table:formula="of:=SUM([.E70];[.G70];[.I70];[.K70])" ns41:value-type="float" table:style-name="TL Data" office:value-type="float" office:value="349">
            <text:p>349</text:p>
          </table:table-cell>
          <table:table-cell table:formula="of:=SUM([.F70];[.H70];[.J70];[.L70])" ns41:value-type="float" table:style-name="TL Data" office:value-type="float" office:value="378">
            <text:p>3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86" office:value-type="float">
            <text:p>38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arde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1" office:value-type="float">
            <text:p>141</text:p>
          </table:table-cell>
          <table:table-cell table:formula="of:=SUM([.E71];[.G71];[.I71];[.K71])" ns41:value-type="float" table:style-name="TL Data" office:value-type="float" office:value="390">
            <text:p>390</text:p>
          </table:table-cell>
          <table:table-cell table:formula="of:=SUM([.F71];[.H71];[.J71];[.L71])" ns41:value-type="float" table:style-name="TL Data" office:value-type="float" office:value="378">
            <text:p>3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79" office:value-type="float">
            <text:p>37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emeldinge</text:p>
          </table:table-cell>
          <table:table-cell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4" office:value-type="float">
            <text:p>294</text:p>
          </table:table-cell>
          <table:table-cell table:formula="of:=SUM([.E72];[.G72];[.I72];[.K72])" ns41:value-type="float" table:style-name="TL Data" office:value-type="float" office:value="760">
            <text:p>760</text:p>
          </table:table-cell>
          <table:table-cell table:formula="of:=SUM([.F72];[.H72];[.J72];[.L72])" ns41:value-type="float" table:style-name="TL Data" office:value-type="float" office:value="777">
            <text:p>7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89" office:value-type="float">
            <text:p>78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olfaartsdijk</text:p>
          </table:table-cell>
          <table:table-cell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89" office:value-type="float">
            <text:p>389</text:p>
          </table:table-cell>
          <table:table-cell table:formula="of:=SUM([.E73];[.G73];[.I73];[.K73])" ns41:value-type="float" table:style-name="TL Data" office:value-type="float" office:value="1041">
            <text:p>1041</text:p>
          </table:table-cell>
          <table:table-cell table:formula="of:=SUM([.F73];[.H73];[.J73];[.L73])" ns41:value-type="float" table:style-name="TL Data" office:value-type="float" office:value="1055">
            <text:p>10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1062" office:value-type="float">
            <text:p>106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Ijserke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83" office:value-type="float">
            <text:p>383</text:p>
          </table:table-cell>
          <table:table-cell table:formula="of:=SUM([.E74];[.G74];[.I74];[.K74])" ns41:value-type="float" table:style-name="TL Data" office:value-type="float" office:value="1030">
            <text:p>1030</text:p>
          </table:table-cell>
          <table:table-cell table:formula="of:=SUM([.F74];[.H74];[.J74];[.L74])" ns41:value-type="float" table:style-name="TL Data" office:value-type="float" office:value="988">
            <text:p>9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1000" office:value-type="float">
            <text:p>100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23"/>
          <table:table-cell table:formula="of:=SUM([.C50:.C74])" ns41:value-type="float" table:style-name="TL Data" office:value-type="float" office:value="6631">
            <text:p>6631</text:p>
          </table:table-cell>
          <table:table-cell table:formula="of:=SUM([.D50:.D74])" ns41:value-type="float" table:style-name="TL Data" office:value-type="float" office:value="7003">
            <text:p>7003</text:p>
          </table:table-cell>
          <table:table-cell table:formula="of:=SUM([.E50:.E74])" ns41:value-type="float" table:style-name="TL Data" office:value-type="float" office:value="6251">
            <text:p>6251</text:p>
          </table:table-cell>
          <table:table-cell table:formula="of:=SUM([.F50:.F74])" ns41:value-type="float" table:style-name="TL Data" office:value-type="float" office:value="752">
            <text:p>752</text:p>
          </table:table-cell>
          <table:table-cell table:formula="of:=SUM([.G50:.G74])" ns41:value-type="float" table:style-name="TL Data" office:value-type="float" office:value="9938">
            <text:p>9938</text:p>
          </table:table-cell>
          <table:table-cell table:formula="of:=SUM([.H50:.H74])" ns41:value-type="float" table:style-name="TL Data" office:value-type="float" office:value="9027">
            <text:p>9027</text:p>
          </table:table-cell>
          <table:table-cell table:formula="of:=SUM([.I50:.I74])" ns41:value-type="float" table:style-name="TL Data" office:value-type="float" office:value="480">
            <text:p>480</text:p>
          </table:table-cell>
          <table:table-cell table:formula="of:=SUM([.J50:.J74])" ns41:value-type="float" table:style-name="TL Data" office:value-type="float" office:value="1197">
            <text:p>1197</text:p>
          </table:table-cell>
          <table:table-cell table:formula="of:=SUM([.K50:.K74])" ns41:value-type="float" table:style-name="TL Data" office:value-type="float" office:value="990">
            <text:p>990</text:p>
          </table:table-cell>
          <table:table-cell table:formula="of:=SUM([.L50:.L74])" ns41:value-type="float" table:style-name="TL Data" office:value-type="float" office:value="6779">
            <office:annotation draw:style-name="gr1" svg:height="0.657cm" draw:caption-point-y="1.026cm" svg:width="1.088cm" svg:x="22.895cm" draw:caption-point-x="0.743cm" svg:y="34.295cm" draw:text-style-name="P1">
              <dc:creator>CDM</dc:creator>
              <dc:date>2014-12-12T00:00:00</dc:date>
              <text:p text:style-name="P1"><text:span text:style-name="T1">6789</text:span></text:p>
            </office:annotation>
            <text:p>6779</text:p>
          </table:table-cell>
          <table:table-cell table:formula="of:=SUM([.M50:.M74])" ns41:value-type="float" table:style-name="TL Data" office:value-type="float" office:value="17659">
            <text:p>17659</text:p>
          </table:table-cell>
          <table:table-cell table:formula="of:=SUM([.N50:.N74])" ns41:value-type="float" table:style-name="TL Data" office:value-type="float" office:value="17755">
            <text:p>17755</text:p>
          </table:table-cell>
          <table:table-cell table:formula="of:=SUM([.O50:.O74])" ns41:value-type="float" table:style-name="TL Data" office:value-type="float" office:value="113">
            <text:p>113</text:p>
          </table:table-cell>
          <table:table-cell table:formula="of:=SUM([.P50:.P74])" ns41:value-type="float" table:style-name="TL Data" office:value-type="float" office:value="225">
            <text:p>225</text:p>
          </table:table-cell>
          <table:table-cell table:formula="of:=SUM([.Q50:.Q74])" ns41:value-type="float" table:style-name="TL Data" office:value-type="float" office:value="18">
            <text:p>18</text:p>
          </table:table-cell>
          <table:table-cell table:formula="of:=SUM([.R50:.R74])" ns41:value-type="float" table:style-name="TL Data" office:value-type="float" office:value="17">
            <text:p>17</text:p>
          </table:table-cell>
          <table:table-cell table:formula="of:=SUM([.S50:.S74])" ns41:value-type="float" table:style-name="TL Data" office:value-type="float" office:value="5">
            <text:p>5</text:p>
          </table:table-cell>
          <table:table-cell table:formula="of:=SUM([.T50:.T74])" ns41:value-type="float" table:style-name="TL Data" office:value-type="float" office:value="11">
            <text:p>11</text:p>
          </table:table-cell>
          <table:table-cell table:formula="of:=SUM([.U50:.U74])" ns41:value-type="float" table:style-name="TL Data" office:value-type="float" office:value="99">
            <text:p>99</text:p>
          </table:table-cell>
          <table:table-cell table:formula="of:=SUM([.V50:.V74])" ns41:value-type="float" table:style-name="TL Data" office:value-type="float" office:value="165">
            <text:p>165</text:p>
          </table:table-cell>
          <table:table-cell table:formula="of:=SUM([.W50:.W74])" ns41:value-type="float" table:style-name="TL Data" office:value-type="float" office:value="122">
            <text:p>122</text:p>
          </table:table-cell>
          <table:table-cell table:formula="of:=SUM([.X50:.X74])" ns41:value-type="float" table:style-name="TL Data" office:value-type="float" office:value="193">
            <text:p>193</text:p>
          </table:table-cell>
          <table:table-cell table:formula="of:=SUM([.Y50:.Y74])" ns41:value-type="float" table:style-name="TL Data" office:value-type="float" office:value="17871">
            <text:p>17871</text:p>
          </table:table-cell>
          <table:table-cell table:formula="of:=SUM([.Z50:.Z74])" ns41:value-type="float" table:style-name="TL Data" office:value-type="float" office:value="18155">
            <text:p>1815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alcheren</text:p>
          </table:table-cell>
          <table:table-cell/>
          <table:table-cell table:style-name="TL Data"/>
          <table:table-cell table:style-name="TL Data" table:number-columns-repeated="23"/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2682" office:value-type="float">
            <text:p>2682</text:p>
          </table:table-cell>
          <table:table-cell ns41:value-type="float" table:style-name="TL Data" office:value="3528" office:value-type="float">
            <text:p>3528</text:p>
          </table:table-cell>
          <table:table-cell ns41:value-type="float" table:style-name="TL Data" office:value="2947" office:value-type="float">
            <text:p>2947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3453" office:value-type="float">
            <text:p>3453</text:p>
          </table:table-cell>
          <table:table-cell ns41:value-type="float" table:style-name="TL Data" office:value="3476" office:value-type="float">
            <text:p>347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3312" office:value-type="float">
            <text:p>3312</text:p>
          </table:table-cell>
          <table:table-cell table:formula="of:=SUM([.E77];[.G77];[.I77];[.K77])" ns41:value-type="float" table:style-name="TL Data" office:value-type="float" office:value="6983">
            <text:p>6983</text:p>
          </table:table-cell>
          <table:table-cell table:formula="of:=SUM([.F77];[.H77];[.J77];[.L77])" ns41:value-type="float" table:style-name="TL Data" office:value-type="float" office:value="8226">
            <text:p>822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304" office:value-type="float">
            <text:p>7304</text:p>
          </table:table-cell>
          <table:table-cell ns41:value-type="float" table:style-name="TL Data" office:value="8739" office:value-type="float">
            <text:p>873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421" office:value-type="float">
            <text:p>2421</text:p>
          </table:table-cell>
          <table:table-cell ns41:value-type="float" table:style-name="TL Data" office:value="2407" office:value-type="float">
            <text:p>240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972" office:value-type="float">
            <text:p>1972</text:p>
          </table:table-cell>
          <table:table-cell table:formula="of:=SUM([.E78];[.G78];[.I78];[.K78])" ns41:value-type="float" table:style-name="TL Data" office:value-type="float" office:value="4475">
            <text:p>4475</text:p>
          </table:table-cell>
          <table:table-cell table:formula="of:=SUM([.F78];[.H78];[.J78];[.L78])" ns41:value-type="float" table:style-name="TL Data" office:value-type="float" office:value="4929">
            <text:p>492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4854" office:value-type="float">
            <text:p>4854</text:p>
          </table:table-cell>
          <table:table-cell ns41:value-type="float" table:style-name="TL Data" office:value="5197" office:value-type="float">
            <text:p>519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77:.C78])" ns41:value-type="float" table:style-name="TL Data" office:value-type="float" office:value="3994">
            <text:p>3994</text:p>
          </table:table-cell>
          <table:table-cell table:formula="of:=SUM([.D77:.D78])" ns41:value-type="float" table:style-name="TL Data" office:value-type="float" office:value="5602">
            <text:p>5602</text:p>
          </table:table-cell>
          <table:table-cell table:formula="of:=SUM([.E77:.E78])" ns41:value-type="float" table:style-name="TL Data" office:value-type="float" office:value="4730">
            <text:p>4730</text:p>
          </table:table-cell>
          <table:table-cell table:formula="of:=SUM([.F77:.F78])" ns41:value-type="float" table:style-name="TL Data" office:value-type="float" office:value="872">
            <text:p>872</text:p>
          </table:table-cell>
          <table:table-cell table:formula="of:=SUM([.G77:.G78])" ns41:value-type="float" table:style-name="TL Data" office:value-type="float" office:value="5874">
            <text:p>5874</text:p>
          </table:table-cell>
          <table:table-cell table:formula="of:=SUM([.H77:.H78])" ns41:value-type="float" table:style-name="TL Data" office:value-type="float" office:value="5883">
            <text:p>5883</text:p>
          </table:table-cell>
          <table:table-cell table:formula="of:=SUM([.I77:.I78])" ns41:value-type="float" table:style-name="TL Data" office:value-type="float" office:value="124">
            <text:p>124</text:p>
          </table:table-cell>
          <table:table-cell table:formula="of:=SUM([.J77:.J78])" ns41:value-type="float" table:style-name="TL Data" office:value-type="float" office:value="1116">
            <text:p>1116</text:p>
          </table:table-cell>
          <table:table-cell table:formula="of:=SUM([.K77:.K78])" ns41:value-type="float" table:style-name="TL Data" office:value-type="float" office:value="730">
            <text:p>730</text:p>
          </table:table-cell>
          <table:table-cell table:formula="of:=SUM([.L77:.L78])" ns41:value-type="float" table:style-name="TL Data" office:value-type="float" office:value="5284">
            <text:p>5284</text:p>
          </table:table-cell>
          <table:table-cell table:formula="of:=SUM([.M77:.M78])" ns41:value-type="float" table:style-name="TL Data" office:value-type="float" office:value="11458">
            <text:p>11458</text:p>
          </table:table-cell>
          <table:table-cell table:formula="of:=SUM([.N77:.N78])" ns41:value-type="float" table:style-name="TL Data" office:value-type="float" office:value="13155">
            <text:p>13155</text:p>
          </table:table-cell>
          <table:table-cell table:formula="of:=SUM([.O77:.O78])" ns41:value-type="float" table:style-name="TL Data" office:value-type="float" office:value="219">
            <text:p>219</text:p>
          </table:table-cell>
          <table:table-cell table:formula="of:=SUM([.P77:.P78])" ns41:value-type="float" table:style-name="TL Data" office:value-type="float" office:value="503">
            <text:p>503</text:p>
          </table:table-cell>
          <table:table-cell table:formula="of:=SUM([.Q77:.Q78])" ns41:value-type="float" table:style-name="TL Data" office:value-type="float" office:value="26">
            <text:p>26</text:p>
          </table:table-cell>
          <table:table-cell table:formula="of:=SUM([.R77:.R78])" ns41:value-type="float" table:style-name="TL Data" office:value-type="float" office:value="60">
            <text:p>60</text:p>
          </table:table-cell>
          <table:table-cell table:formula="of:=SUM([.S77:.S78])" ns41:value-type="float" table:style-name="TL Data" office:value-type="float" office:value="8">
            <text:p>8</text:p>
          </table:table-cell>
          <table:table-cell table:formula="of:=SUM([.T77:.T78])" ns41:value-type="float" table:style-name="TL Data" office:value-type="float" office:value="12">
            <text:p>12</text:p>
          </table:table-cell>
          <table:table-cell table:formula="of:=SUM([.U77:.U78])" ns41:value-type="float" table:style-name="TL Data" office:value-type="float" office:value="481">
            <text:p>481</text:p>
          </table:table-cell>
          <table:table-cell table:formula="of:=SUM([.V77:.V78])" ns41:value-type="float" table:style-name="TL Data" office:value-type="float" office:value="278">
            <text:p>278</text:p>
          </table:table-cell>
          <table:table-cell table:formula="of:=SUM([.W77:.W78])" ns41:value-type="float" table:style-name="TL Data" office:value-type="float" office:value="515">
            <text:p>515</text:p>
          </table:table-cell>
          <table:table-cell table:formula="of:=SUM([.X77:.X78])" ns41:value-type="float" table:style-name="TL Data" office:value-type="float" office:value="350">
            <text:p>350</text:p>
          </table:table-cell>
          <table:table-cell table:formula="of:=SUM([.Y77:.Y78])" ns41:value-type="float" table:style-name="TL Data" office:value-type="float" office:value="12158">
            <text:p>12158</text:p>
          </table:table-cell>
          <table:table-cell table:formula="of:=SUM([.Z77:.Z78])" ns41:value-type="float" table:style-name="TL Data" office:value-type="float" office:value="13936">
            <text:p>1393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agtekerke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1" office:value-type="float">
            <text:p>111</text:p>
          </table:table-cell>
          <table:table-cell table:formula="of:=SUM([.E80];[.G80];[.I80];[.K80])" ns41:value-type="float" table:style-name="TL Data" office:value-type="float" office:value="251">
            <text:p>251</text:p>
          </table:table-cell>
          <table:table-cell table:formula="of:=SUM([.F80];[.H80];[.J80];[.L80])" ns41:value-type="float" table:style-name="TL Data" office:value-type="float" office:value="258">
            <text:p>2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67" office:value-type="float">
            <text:p>26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Arnemuiden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2" office:value-type="float">
            <text:p>372</text:p>
          </table:table-cell>
          <table:table-cell table:formula="of:=SUM([.E81];[.G81];[.I81];[.K81])" ns41:value-type="float" table:style-name="TL Data" office:value-type="float" office:value="831">
            <text:p>831</text:p>
          </table:table-cell>
          <table:table-cell table:formula="of:=SUM([.F81];[.H81];[.J81];[.L81])" ns41:value-type="float" table:style-name="TL Data" office:value-type="float" office:value="917">
            <text:p>9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954" office:value-type="float">
            <text:p>95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iggekerke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0" office:value-type="float">
            <text:p>150</text:p>
          </table:table-cell>
          <table:table-cell table:formula="of:=SUM([.E82];[.G82];[.I82];[.K82])" ns41:value-type="float" table:style-name="TL Data" office:value-type="float" office:value="346">
            <text:p>346</text:p>
          </table:table-cell>
          <table:table-cell table:formula="of:=SUM([.F82];[.H82];[.J82];[.L82])" ns41:value-type="float" table:style-name="TL Data" office:value-type="float" office:value="341">
            <text:p>3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46" office:value-type="float">
            <text:p>34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omburg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5" office:value-type="float">
            <text:p>205</text:p>
          </table:table-cell>
          <table:table-cell table:formula="of:=SUM([.E83];[.G83];[.I83];[.K83])" ns41:value-type="float" table:style-name="TL Data" office:value-type="float" office:value="435">
            <text:p>435</text:p>
          </table:table-cell>
          <table:table-cell table:formula="of:=SUM([.F83];[.H83];[.J83];[.L83])" ns41:value-type="float" table:style-name="TL Data" office:value-type="float" office:value="434">
            <text:p>4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449" table:style-name="TL Data" table:number-columns-repeated="2" office:value-type="float">
            <text:p>44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Grijpskerke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9" office:value-type="float">
            <text:p>159</text:p>
          </table:table-cell>
          <table:table-cell table:formula="of:=SUM([.E84];[.G84];[.I84];[.K84])" ns41:value-type="float" table:style-name="TL Data" office:value-type="float" office:value="355">
            <text:p>355</text:p>
          </table:table-cell>
          <table:table-cell table:formula="of:=SUM([.F84];[.H84];[.J84];[.L84])" ns41:value-type="float" table:style-name="TL Data" office:value-type="float" office:value="367">
            <text:p>3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78" office:value-type="float">
            <text:p>37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38" office:value-type="float">
            <text:p>38</text:p>
          </table:table-cell>
          <table:table-cell ns41:value-type="float" table:style-name="ce73" office:value="39" office:value-type="float">
            <text:p>39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5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oudekerke</text:p>
          </table:table-cell>
          <table:table-cell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48" office:value-type="float">
            <text:p>348</text:p>
          </table:table-cell>
          <table:table-cell table:formula="of:=SUM([.E85];[.G85];[.I85];[.K85])" ns41:value-type="float" table:style-name="TL Data" office:value-type="float" office:value="834">
            <text:p>834</text:p>
          </table:table-cell>
          <table:table-cell table:formula="of:=SUM([.F85];[.H85];[.J85];[.L85])" ns41:value-type="float" table:style-name="TL Data" office:value-type="float" office:value="863">
            <text:p>8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874" office:value-type="float">
            <text:p>87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Meliskerke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7" office:value-type="float">
            <text:p>117</text:p>
          </table:table-cell>
          <table:table-cell table:formula="of:=SUM([.E86];[.G86];[.I86];[.K86])" ns41:value-type="float" table:style-name="TL Data" office:value-type="float" office:value="282">
            <text:p>282</text:p>
          </table:table-cell>
          <table:table-cell table:formula="of:=SUM([.F86];[.H86];[.J86];[.L86])" ns41:value-type="float" table:style-name="TL Data" office:value-type="float" office:value="269">
            <text:p>269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71" office:value-type="float">
            <text:p>27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euw- en St. Joosland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2" office:value-type="float">
            <text:p>192</text:p>
          </table:table-cell>
          <table:table-cell table:formula="of:=SUM([.E87];[.G87];[.I87];[.K87])" ns41:value-type="float" table:style-name="TL Data" office:value-type="float" office:value="467">
            <text:p>467</text:p>
          </table:table-cell>
          <table:table-cell table:formula="of:=SUM([.F87];[.H87];[.J87];[.L87])" ns41:value-type="float" table:style-name="TL Data" office:value-type="float" office:value="477">
            <text:p>4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82" office:value-type="float">
            <text:p>48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ostkappele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5" office:value-type="float">
            <text:p>205</text:p>
          </table:table-cell>
          <table:table-cell table:formula="of:=SUM([.E88];[.G88];[.I88];[.K88])" ns41:value-type="float" table:style-name="TL Data" office:value-type="float" office:value="502">
            <text:p>502</text:p>
          </table:table-cell>
          <table:table-cell table:formula="of:=SUM([.F88];[.H88];[.J88];[.L88])" ns41:value-type="float" table:style-name="TL Data" office:value-type="float" office:value="542">
            <text:p>5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office:value="7" table:style-name="TL Data" table:number-columns-repeated="4" office:value-type="float">
            <text:p>7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558" office:value-type="float">
            <text:p>55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ost- en West-Souberg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277" table:style-name="TL Data" table:number-columns-repeated="2" office:value-type="float">
            <text:p>27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9" office:value-type="float">
            <text:p>259</text:p>
          </table:table-cell>
          <table:table-cell table:formula="of:=SUM([.E89];[.G89];[.I89];[.K89])" ns41:value-type="float" table:style-name="TL Data" office:value-type="float" office:value="592">
            <text:p>592</text:p>
          </table:table-cell>
          <table:table-cell table:formula="of:=SUM([.F89];[.H89];[.J89];[.L89])" ns41:value-type="float" table:style-name="TL Data" office:value-type="float" office:value="636">
            <text:p>636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641" office:value-type="float">
            <text:p>64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itthem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3" office:value-type="float">
            <text:p>123</text:p>
          </table:table-cell>
          <table:table-cell table:formula="of:=SUM([.E90];[.G90];[.I90];[.K90])" ns41:value-type="float" table:style-name="TL Data" office:value-type="float" office:value="329">
            <text:p>329</text:p>
          </table:table-cell>
          <table:table-cell table:formula="of:=SUM([.F90];[.H90];[.J90];[.L90])" ns41:value-type="float" table:style-name="TL Data" office:value-type="float" office:value="306">
            <text:p>3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13" office:value-type="float">
            <text:p>3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erookkerke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9" office:value-type="float">
            <text:p>259</text:p>
          </table:table-cell>
          <table:table-cell table:formula="of:=SUM([.E91];[.G91];[.I91];[.K91])" ns41:value-type="float" table:style-name="TL Data" office:value-type="float" office:value="554">
            <text:p>554</text:p>
          </table:table-cell>
          <table:table-cell table:formula="of:=SUM([.F91];[.H91];[.J91];[.L91])" ns41:value-type="float" table:style-name="TL Data" office:value-type="float" office:value="580">
            <text:p>58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96" office:value-type="float">
            <text:p>59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. Laurens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9" office:value-type="float">
            <text:p>99</text:p>
          </table:table-cell>
          <table:table-cell table:formula="of:=SUM([.E92];[.G92];[.I92];[.K92])" ns41:value-type="float" table:style-name="TL Data" office:value-type="float" office:value="256">
            <text:p>256</text:p>
          </table:table-cell>
          <table:table-cell table:formula="of:=SUM([.F92];[.H92];[.J92];[.L92])" ns41:value-type="float" table:style-name="TL Data" office:value-type="float" office:value="243">
            <text:p>2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2" office:value-type="float">
            <text:p>25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eere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3" office:value-type="float">
            <text:p>193</text:p>
          </table:table-cell>
          <table:table-cell table:formula="of:=SUM([.E93];[.G93];[.I93];[.K93])" ns41:value-type="float" table:style-name="TL Data" office:value-type="float" office:value="451">
            <text:p>451</text:p>
          </table:table-cell>
          <table:table-cell table:formula="of:=SUM([.F93];[.H93];[.J93];[.L93])" ns41:value-type="float" table:style-name="TL Data" office:value-type="float" office:value="475">
            <text:p>4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9" table:style-name="TL Data" table:number-columns-repeated="2" office:value-type="float">
            <text:p>9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92" office:value-type="float">
            <text:p>49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Vrouwenpolder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1" office:value-type="float">
            <text:p>211</text:p>
          </table:table-cell>
          <table:table-cell table:formula="of:=SUM([.E94];[.G94];[.I94];[.K94])" ns41:value-type="float" table:style-name="TL Data" office:value-type="float" office:value="487">
            <text:p>487</text:p>
          </table:table-cell>
          <table:table-cell table:formula="of:=SUM([.F94];[.H94];[.J94];[.L94])" ns41:value-type="float" table:style-name="TL Data" office:value-type="float" office:value="430">
            <text:p>4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35" office:value-type="float">
            <text:p>4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Westkapelle</text:p>
          </table:table-cell>
          <table:table-cell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12" office:value-type="float">
            <text:p>412</text:p>
          </table:table-cell>
          <table:table-cell table:formula="of:=SUM([.E95];[.G95];[.I95];[.K95])" ns41:value-type="float" table:style-name="TL Data" office:value-type="float" office:value="1076">
            <text:p>1076</text:p>
          </table:table-cell>
          <table:table-cell table:formula="of:=SUM([.F95];[.H95];[.J95];[.L95])" ns41:value-type="float" table:style-name="TL Data" office:value-type="float" office:value="1001">
            <text:p>100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1030" office:value-type="float">
            <text:p>103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Zoutelande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0" office:value-type="float">
            <text:p>140</text:p>
          </table:table-cell>
          <table:table-cell table:formula="of:=SUM([.E96];[.G96];[.I96];[.K96])" ns41:value-type="float" table:style-name="TL Data" office:value-type="float" office:value="303">
            <text:p>303</text:p>
          </table:table-cell>
          <table:table-cell table:formula="of:=SUM([.F96];[.H96];[.J96];[.L96])" ns41:value-type="float" table:style-name="TL Data" office:value-type="float" office:value="308">
            <text:p>308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20" office:value-type="float">
            <text:p>32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80:.C96])" ns41:value-type="float" table:style-name="TL Data" office:value-type="float" office:value="3488">
            <text:p>3488</text:p>
          </table:table-cell>
          <table:table-cell table:formula="of:=SUM([.D80:.D96])" ns41:value-type="float" table:style-name="TL Data" office:value-type="float" office:value="3664">
            <text:p>3664</text:p>
          </table:table-cell>
          <table:table-cell table:formula="of:=SUM([.E80:.E96])" ns41:value-type="float" table:style-name="TL Data" office:value-type="float" office:value="3368">
            <text:p>3368</text:p>
          </table:table-cell>
          <table:table-cell table:formula="of:=SUM([.F80:.F96])" ns41:value-type="float" table:style-name="TL Data" office:value-type="float" office:value="296">
            <text:p>296</text:p>
          </table:table-cell>
          <table:table-cell table:formula="of:=SUM([.G80:.G96])" ns41:value-type="float" table:style-name="TL Data" office:value-type="float" office:value="4149">
            <text:p>4149</text:p>
          </table:table-cell>
          <table:table-cell table:formula="of:=SUM([.H80:.H96])" ns41:value-type="float" table:style-name="TL Data" office:value-type="float" office:value="3944">
            <text:p>3944</text:p>
          </table:table-cell>
          <table:table-cell table:formula="of:=SUM([.I80:.I96])" ns41:value-type="float" table:style-name="TL Data" office:value-type="float" office:value="452">
            <text:p>452</text:p>
          </table:table-cell>
          <table:table-cell table:formula="of:=SUM([.J80:.J96])" ns41:value-type="float" table:style-name="TL Data" office:value-type="float" office:value="652">
            <text:p>652</text:p>
          </table:table-cell>
          <table:table-cell table:formula="of:=SUM([.K80:.K96])" ns41:value-type="float" table:style-name="TL Data" office:value-type="float" office:value="382">
            <text:p>382</text:p>
          </table:table-cell>
          <table:table-cell table:formula="of:=SUM([.L80:.L96])" ns41:value-type="float" table:style-name="TL Data" office:value-type="float" office:value="3555">
            <text:p>3555</text:p>
          </table:table-cell>
          <table:table-cell table:formula="of:=SUM([.M80:.M96])" ns41:value-type="float" table:style-name="TL Data" office:value-type="float" office:value="8351">
            <text:p>8351</text:p>
          </table:table-cell>
          <table:table-cell table:formula="of:=SUM([.N80:.N96])" ns41:value-type="float" table:style-name="TL Data" office:value-type="float" office:value="8447">
            <text:p>8447</text:p>
          </table:table-cell>
          <table:table-cell table:formula="of:=SUM([.O80:.O96])" ns41:value-type="float" table:style-name="TL Data" office:value-type="float" office:value="47">
            <text:p>47</text:p>
          </table:table-cell>
          <table:table-cell table:formula="of:=SUM([.P80:.P96])" ns41:value-type="float" table:style-name="TL Data" office:value-type="float" office:value="132">
            <text:p>132</text:p>
          </table:table-cell>
          <table:table-cell table:formula="of:=SUM([.Q80:.Q96])" ns41:value-type="float" table:style-name="TL Data" office:value-type="float" office:value="11">
            <text:p>11</text:p>
          </table:table-cell>
          <table:table-cell table:formula="of:=SUM([.R80:.R96])" ns41:value-type="float" table:style-name="TL Data" office:value-type="float" office:value="16">
            <text:p>16</text:p>
          </table:table-cell>
          <table:table-cell table:formula="of:=SUM([.S80:.S96])" ns41:value-type="float" table:style-name="TL Data" office:value-type="float" office:value="1">
            <text:p>1</text:p>
          </table:table-cell>
          <table:table-cell table:formula="of:=SUM([.T80:.T96])" ns41:value-type="float" table:style-name="TL Data" office:value-type="float" office:value="0">
            <text:p>0</text:p>
          </table:table-cell>
          <table:table-cell table:formula="of:=SUM([.U80:.U96])" ns41:value-type="float" table:style-name="TL Data" office:value-type="float" office:value="65">
            <text:p>65</text:p>
          </table:table-cell>
          <table:table-cell table:formula="of:=SUM([.V80:.V96])" ns41:value-type="float" table:style-name="TL Data" office:value-type="float" office:value="79">
            <text:p>79</text:p>
          </table:table-cell>
          <table:table-cell table:formula="of:=SUM([.W80:.W96])" ns41:value-type="float" table:style-name="TL Data" office:value-type="float" office:value="77">
            <text:p>77</text:p>
          </table:table-cell>
          <table:table-cell table:formula="of:=SUM([.X80:.X96])" ns41:value-type="float" table:style-name="TL Data" office:value-type="float" office:value="95">
            <text:p>95</text:p>
          </table:table-cell>
          <table:table-cell table:formula="of:=SUM([.Y80:.Y96])" ns41:value-type="float" table:style-name="TL Data" office:value-type="float" office:value="8463">
            <text:p>8463</text:p>
          </table:table-cell>
          <table:table-cell table:formula="of:=SUM([.Z80:.Z96])" ns41:value-type="float" table:style-name="TL Data" office:value-type="float" office:value="8658">
            <text:p>865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rd-Beveland</text:p>
          </table:table-cell>
          <table:table-cell table:style-name="ce22"/>
          <table:table-cell table:style-name="TL Data"/>
          <table:table-cell table:style-name="TL Data" table:number-columns-repeated="23"/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style-name="ce22" table:number-columns-repeated="992"/>
        </table:table-row>
        <table:table-row table:style-name="ro3">
          <table:table-cell ns41:value-type="string" table:style-name="TL RowHeader" office:value-type="string">
            <text:p>Cats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9" office:value-type="float">
            <text:p>109</text:p>
          </table:table-cell>
          <table:table-cell table:formula="of:=SUM([.E99];[.G99];[.I99];[.K99])" ns41:value-type="float" table:style-name="TL Data" office:value-type="float" office:value="294">
            <text:p>294</text:p>
          </table:table-cell>
          <table:table-cell table:formula="of:=SUM([.F99];[.H99];[.J99];[.L99])" ns41:value-type="float" table:style-name="TL Data" office:value-type="float" office:value="289">
            <text:p>2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85" office:value-type="float">
            <text:p>28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Colijnsplaat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99" office:value-type="float">
            <text:p>399</text:p>
          </table:table-cell>
          <table:table-cell table:formula="of:=SUM([.E100];[.G100];[.I100];[.K100])" ns41:value-type="float" table:style-name="TL Data" office:value-type="float" office:value="1025">
            <text:p>1025</text:p>
          </table:table-cell>
          <table:table-cell table:formula="of:=SUM([.F100];[.H100];[.J100];[.L100])" ns41:value-type="float" table:style-name="TL Data" office:value-type="float" office:value="1002">
            <text:p>100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ns41:value-type="float" table:style-name="TL Data" office:value="1032" office:value-type="float">
            <text:p>1032</text:p>
          </table:table-cell>
          <table:table-cell ns41:value-type="float" table:style-name="TL Data" office:value="1028" office:value-type="float">
            <text:p>102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Cortgene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7" office:value-type="float">
            <text:p>237</text:p>
          </table:table-cell>
          <table:table-cell table:formula="of:=SUM([.E101];[.G101];[.I101];[.K101])" ns41:value-type="float" table:style-name="TL Data" office:value-type="float" office:value="528">
            <text:p>528</text:p>
          </table:table-cell>
          <table:table-cell table:formula="of:=SUM([.F101];[.H101];[.J101];[.L101])" ns41:value-type="float" table:style-name="TL Data" office:value-type="float" office:value="534">
            <text:p>5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42" office:value-type="float">
            <text:p>54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Wissekerke</text:p>
          </table:table-cell>
          <table:table-cell/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665" office:value-type="float">
            <text:p>665</text:p>
          </table:table-cell>
          <table:table-cell table:formula="of:=SUM([.E102];[.G102];[.I102];[.K102])" ns41:value-type="float" table:style-name="TL Data" office:value-type="float" office:value="1673">
            <text:p>1673</text:p>
          </table:table-cell>
          <table:table-cell table:formula="of:=SUM([.F102];[.H102];[.J102];[.L102])" ns41:value-type="float" table:style-name="TL Data" office:value-type="float" office:value="1670">
            <text:p>167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1697" office:value-type="float">
            <text:p>169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99:.C102])" ns41:value-type="float" table:style-name="TL Data" office:value-type="float" office:value="1330">
            <office:annotation draw:style-name="gr1" svg:height="0.444cm" draw:caption-point-y="1.025cm" svg:width="0.934cm" svg:x="8.221cm" draw:caption-point-x="-0.432cm" svg:y="47.461cm" draw:text-style-name="P1">
              <dc:creator>CDM</dc:creator>
              <dc:date>2014-12-12T00:00:00</dc:date>
              <text:p text:style-name="P1"><text:span text:style-name="T2">1130</text:span></text:p>
              <text:p text:style-name="P1"><text:span text:style-name="T2"/></text:p>
            </office:annotation>
            <text:p>1330</text:p>
          </table:table-cell>
          <table:table-cell table:formula="of:=SUM([.D99:.D102])" ns41:value-type="float" table:style-name="TL Data" office:value-type="float" office:value="1418">
            <text:p>1418</text:p>
          </table:table-cell>
          <table:table-cell table:formula="of:=SUM([.E99:.E102])" ns41:value-type="float" table:style-name="TL Data" office:value-type="float" office:value="1279">
            <text:p>1279</text:p>
          </table:table-cell>
          <table:table-cell table:formula="of:=SUM([.F99:.F102])" ns41:value-type="float" table:style-name="TL Data" office:value-type="float" office:value="139">
            <text:p>139</text:p>
          </table:table-cell>
          <table:table-cell table:formula="of:=SUM([.G99:.G102])" ns41:value-type="float" table:style-name="TL Data" office:value-type="float" office:value="1873">
            <text:p>1873</text:p>
          </table:table-cell>
          <table:table-cell table:formula="of:=SUM([.H99:.H102])" ns41:value-type="float" table:style-name="TL Data" office:value-type="float" office:value="1743">
            <text:p>1743</text:p>
          </table:table-cell>
          <table:table-cell table:formula="of:=SUM([.I99:.I102])" ns41:value-type="float" table:style-name="TL Data" office:value-type="float" office:value="134">
            <text:p>134</text:p>
          </table:table-cell>
          <table:table-cell table:formula="of:=SUM([.J99:.J102])" ns41:value-type="float" table:style-name="TL Data" office:value-type="float" office:value="203">
            <text:p>203</text:p>
          </table:table-cell>
          <table:table-cell table:formula="of:=SUM([.K99:.K102])" ns41:value-type="float" table:style-name="TL Data" office:value-type="float" office:value="234">
            <text:p>234</text:p>
          </table:table-cell>
          <table:table-cell table:formula="of:=SUM([.L99:.L102])" ns41:value-type="float" table:style-name="TL Data" office:value-type="float" office:value="1410">
            <text:p>1410</text:p>
          </table:table-cell>
          <table:table-cell table:formula="of:=SUM([.M99:.M102])" ns41:value-type="float" table:style-name="TL Data" office:value-type="float" office:value="3520">
            <text:p>3520</text:p>
          </table:table-cell>
          <table:table-cell table:formula="of:=SUM([.N99:.N102])" ns41:value-type="float" table:style-name="TL Data" office:value-type="float" office:value="3495">
            <text:p>3495</text:p>
          </table:table-cell>
          <table:table-cell table:formula="of:=SUM([.O99:.O102])" ns41:value-type="float" table:style-name="TL Data" office:value-type="float" office:value="23">
            <text:p>23</text:p>
          </table:table-cell>
          <table:table-cell table:formula="of:=SUM([.P99:.P102])" ns41:value-type="float" table:style-name="TL Data" office:value-type="float" office:value="67">
            <text:p>67</text:p>
          </table:table-cell>
          <table:table-cell table:formula="of:=SUM([.Q99:.Q102])" ns41:value-type="float" table:style-name="TL Data" office:value-type="float" office:value="0">
            <text:p>0</text:p>
          </table:table-cell>
          <table:table-cell table:formula="of:=SUM([.R99:.R102])" ns41:value-type="float" table:style-name="TL Data" office:value-type="float" office:value="0">
            <text:p>0</text:p>
          </table:table-cell>
          <table:table-cell table:formula="of:=SUM([.S99:.S102])" ns41:value-type="float" table:style-name="TL Data" office:value-type="float" office:value="0">
            <text:p>0</text:p>
          </table:table-cell>
          <table:table-cell table:formula="of:=SUM([.T99:.T102])" ns41:value-type="float" table:style-name="TL Data" office:value-type="float" office:value="0">
            <text:p>0</text:p>
          </table:table-cell>
          <table:table-cell table:formula="of:=SUM([.U99:.U102])" ns41:value-type="float" table:style-name="TL Data" office:value-type="float" office:value="0">
            <text:p>0</text:p>
          </table:table-cell>
          <table:table-cell table:formula="of:=SUM([.V99:.V102])" ns41:value-type="float" table:style-name="TL Data" office:value-type="float" office:value="0">
            <text:p>0</text:p>
          </table:table-cell>
          <table:table-cell table:formula="of:=SUM([.W99:.W102])" ns41:value-type="float" table:style-name="TL Data" office:value-type="float" office:value="0">
            <text:p>0</text:p>
          </table:table-cell>
          <table:table-cell table:formula="of:=SUM([.X99:.X102])" ns41:value-type="float" table:style-name="TL Data" office:value-type="float" office:value="0">
            <text:p>0</text:p>
          </table:table-cell>
          <table:table-cell table:formula="of:=SUM([.Y99:.Y102])" ns41:value-type="float" table:style-name="TL Data" office:value-type="float" office:value="3543">
            <text:p>3543</text:p>
          </table:table-cell>
          <table:table-cell table:formula="of:=SUM([.Z99:.Z102])" ns41:value-type="float" table:style-name="TL Data" office:value-type="float" office:value="3552">
            <office:annotation draw:style-name="gr1" svg:height="0.424cm" draw:caption-point-y="1.025cm" svg:width="0.96cm" svg:x="48.904cm" draw:caption-point-x="-0.423cm" svg:y="47.461cm" draw:text-style-name="P1">
              <dc:creator>CDM</dc:creator>
              <dc:date>2014-12-12T00:00:00</dc:date>
              <text:p text:style-name="P1"><text:span text:style-name="T2">3562</text:span></text:p>
              <text:p text:style-name="P1"><text:span text:style-name="T2"/></text:p>
            </office:annotation>
            <text:p>355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Tholen</text:p>
          </table:table-cell>
          <table:table-cell table:style-name="ce22"/>
          <table:table-cell table:style-name="TL Data"/>
          <table:table-cell table:style-name="TL Data" table:number-columns-repeated="23"/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style-name="ce22" table:number-columns-repeated="992"/>
        </table:table-row>
        <table:table-row table:style-name="ro3">
          <table:table-cell ns41:value-type="string" table:style-name="TL RowHeader" office:value-type="string">
            <text:p>Oud Vosmeer</text:p>
          </table:table-cell>
          <table:table-cell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11" office:value-type="float">
            <text:p>411</text:p>
          </table:table-cell>
          <table:table-cell table:formula="of:=SUM([.E105];[.G105];[.I105];[.K105])" ns41:value-type="float" table:style-name="TL Data" office:value-type="float" office:value="959">
            <text:p>959</text:p>
          </table:table-cell>
          <table:table-cell table:formula="of:=SUM([.F105];[.H105];[.J105];[.L105])" ns41:value-type="float" table:style-name="TL Data" office:value-type="float" office:value="965">
            <text:p>9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989" office:value-type="float">
            <text:p>98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Poortvliet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45" office:value-type="float">
            <text:p>345</text:p>
          </table:table-cell>
          <table:table-cell table:formula="of:=SUM([.E106];[.G106];[.I106];[.K106])" ns41:value-type="float" table:style-name="TL Data" office:value-type="float" office:value="843">
            <text:p>843</text:p>
          </table:table-cell>
          <table:table-cell table:formula="of:=SUM([.F106];[.H106];[.J106];[.L106])" ns41:value-type="float" table:style-name="TL Data" office:value-type="float" office:value="794">
            <text:p>79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808" office:value-type="float">
            <text:p>80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erpenisse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73" office:value-type="float">
            <text:p>273</text:p>
          </table:table-cell>
          <table:table-cell table:formula="of:=SUM([.E107];[.G107];[.I107];[.K107])" ns41:value-type="float" table:style-name="TL Data" office:value-type="float" office:value="774">
            <text:p>774</text:p>
          </table:table-cell>
          <table:table-cell table:formula="of:=SUM([.F107];[.H107];[.J107];[.L107])" ns41:value-type="float" table:style-name="TL Data" office:value-type="float" office:value="705">
            <text:p>7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716" office:value-type="float">
            <text:p>71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. Annaland</text:p>
          </table:table-cell>
          <table:table-cell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74" office:value-type="float">
            <text:p>474</text:p>
          </table:table-cell>
          <table:table-cell table:formula="of:=SUM([.E108];[.G108];[.I108];[.K108])" ns41:value-type="float" table:style-name="TL Data" office:value-type="float" office:value="1146">
            <text:p>1146</text:p>
          </table:table-cell>
          <table:table-cell table:formula="of:=SUM([.F108];[.H108];[.J108];[.L108])" ns41:value-type="float" table:style-name="TL Data" office:value-type="float" office:value="1171">
            <text:p>117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1151" office:value-type="float">
            <text:p>1151</text:p>
          </table:table-cell>
          <table:table-cell ns41:value-type="float" table:style-name="TL Data" office:value="1176" office:value-type="float">
            <text:p>1176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. Maartensdijk</text:p>
          </table:table-cell>
          <table:table-cell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23" office:value-type="float">
            <text:p>523</text:p>
          </table:table-cell>
          <table:table-cell table:formula="of:=SUM([.E109];[.G109];[.I109];[.K109])" ns41:value-type="float" table:style-name="TL Data" office:value-type="float" office:value="1303">
            <text:p>1303</text:p>
          </table:table-cell>
          <table:table-cell table:formula="of:=SUM([.F109];[.H109];[.J109];[.L109])" ns41:value-type="float" table:style-name="TL Data" office:value-type="float" office:value="1342">
            <text:p>13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1350" office:value-type="float">
            <text:p>135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. Philipsland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71" office:value-type="float">
            <text:p>271</text:p>
          </table:table-cell>
          <table:table-cell table:formula="of:=SUM([.E110];[.G110];[.I110];[.K110])" ns41:value-type="float" table:style-name="TL Data" office:value-type="float" office:value="732">
            <text:p>732</text:p>
          </table:table-cell>
          <table:table-cell table:formula="of:=SUM([.F110];[.H110];[.J110];[.L110])" ns41:value-type="float" table:style-name="TL Data" office:value-type="float" office:value="709">
            <text:p>70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11" office:value-type="float">
            <text:p>71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tavenisse</text:p>
          </table:table-cell>
          <table:table-cell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19" office:value-type="float">
            <text:p>319</text:p>
          </table:table-cell>
          <table:table-cell table:formula="of:=SUM([.E111];[.G111];[.I111];[.K111])" ns41:value-type="float" table:style-name="TL Data" office:value-type="float" office:value="832">
            <text:p>832</text:p>
          </table:table-cell>
          <table:table-cell table:formula="of:=SUM([.F111];[.H111];[.J111];[.L111])" ns41:value-type="float" table:style-name="TL Data" office:value-type="float" office:value="767">
            <text:p>7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71" office:value-type="float">
            <text:p>77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holen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21" office:value-type="float">
            <text:p>521</text:p>
          </table:table-cell>
          <table:table-cell table:formula="of:=SUM([.E112];[.G112];[.I112];[.K112])" ns41:value-type="float" table:style-name="TL Data" office:value-type="float" office:value="1347">
            <text:p>1347</text:p>
          </table:table-cell>
          <table:table-cell table:formula="of:=SUM([.F112];[.H112];[.J112];[.L112])" ns41:value-type="float" table:style-name="TL Data" office:value-type="float" office:value="1391">
            <text:p>139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61" office:value-type="float">
            <text:p>1361</text:p>
          </table:table-cell>
          <table:table-cell ns41:value-type="float" table:style-name="TL Data" office:value="1414" office:value-type="float">
            <text:p>141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23"/>
          <table:table-cell table:formula="of:=SUM([.C105:.C112])" ns41:value-type="float" table:style-name="TL Data" office:value-type="float" office:value="2875">
            <text:p>2875</text:p>
          </table:table-cell>
          <table:table-cell table:formula="of:=SUM([.D105:.D112])" ns41:value-type="float" table:style-name="TL Data" office:value-type="float" office:value="3143">
            <text:p>3143</text:p>
          </table:table-cell>
          <table:table-cell table:formula="of:=SUM([.E105:.E112])" ns41:value-type="float" table:style-name="TL Data" office:value-type="float" office:value="2821">
            <text:p>2821</text:p>
          </table:table-cell>
          <table:table-cell table:formula="of:=SUM([.F105:.F112])" ns41:value-type="float" table:style-name="TL Data" office:value-type="float" office:value="322">
            <text:p>322</text:p>
          </table:table-cell>
          <table:table-cell table:formula="of:=SUM([.G105:.G112])" ns41:value-type="float" table:style-name="TL Data" office:value-type="float" office:value="4441">
            <text:p>4441</text:p>
          </table:table-cell>
          <table:table-cell table:formula="of:=SUM([.H105:.H112])" ns41:value-type="float" table:style-name="TL Data" office:value-type="float" office:value="4021">
            <text:p>4021</text:p>
          </table:table-cell>
          <table:table-cell table:formula="of:=SUM([.I105:.I112])" ns41:value-type="float" table:style-name="TL Data" office:value-type="float" office:value="145">
            <text:p>145</text:p>
          </table:table-cell>
          <table:table-cell table:formula="of:=SUM([.J105:.J112])" ns41:value-type="float" table:style-name="TL Data" office:value-type="float" office:value="364">
            <text:p>364</text:p>
          </table:table-cell>
          <table:table-cell table:formula="of:=SUM([.K105:.K112])" ns41:value-type="float" table:style-name="TL Data" office:value-type="float" office:value="529">
            <text:p>529</text:p>
          </table:table-cell>
          <table:table-cell table:formula="of:=SUM([.L105:.L112])" ns41:value-type="float" table:style-name="TL Data" office:value-type="float" office:value="3137">
            <text:p>3137</text:p>
          </table:table-cell>
          <table:table-cell table:formula="of:=SUM([.M105:.M112])" ns41:value-type="float" table:style-name="TL Data" office:value-type="float" office:value="7936">
            <text:p>7936</text:p>
          </table:table-cell>
          <table:table-cell table:formula="of:=SUM([.N105:.N112])" ns41:value-type="float" table:style-name="TL Data" office:value-type="float" office:value="7844">
            <text:p>7844</text:p>
          </table:table-cell>
          <table:table-cell table:formula="of:=SUM([.O105:.O112])" ns41:value-type="float" table:style-name="TL Data" office:value-type="float" office:value="39">
            <text:p>39</text:p>
          </table:table-cell>
          <table:table-cell table:formula="of:=SUM([.P105:.P112])" ns41:value-type="float" table:style-name="TL Data" office:value-type="float" office:value="65">
            <text:p>65</text:p>
          </table:table-cell>
          <table:table-cell table:formula="of:=SUM([.Q105:.Q112])" ns41:value-type="float" table:style-name="TL Data" office:value-type="float" office:value="1">
            <text:p>1</text:p>
          </table:table-cell>
          <table:table-cell table:formula="of:=SUM([.R105:.R112])" ns41:value-type="float" table:style-name="TL Data" office:value-type="float" office:value="1">
            <text:p>1</text:p>
          </table:table-cell>
          <table:table-cell table:formula="of:=SUM([.S105:.S112])" ns41:value-type="float" table:style-name="TL Data" office:value-type="float" office:value="0">
            <text:p>0</text:p>
          </table:table-cell>
          <table:table-cell table:formula="of:=SUM([.T105:.T112])" ns41:value-type="float" table:style-name="TL Data" office:value-type="float" office:value="0">
            <text:p>0</text:p>
          </table:table-cell>
          <table:table-cell table:formula="of:=SUM([.U105:.U112])" ns41:value-type="float" table:style-name="TL Data" office:value-type="float" office:value="20">
            <text:p>20</text:p>
          </table:table-cell>
          <table:table-cell table:formula="of:=SUM([.V105:.V112])" ns41:value-type="float" table:style-name="TL Data" office:value-type="float" office:value="26">
            <text:p>26</text:p>
          </table:table-cell>
          <table:table-cell table:formula="of:=SUM([.W105:.W112])" ns41:value-type="float" table:style-name="TL Data" office:value-type="float" office:value="21">
            <text:p>21</text:p>
          </table:table-cell>
          <table:table-cell table:formula="of:=SUM([.X105:.X112])" ns41:value-type="float" table:style-name="TL Data" office:value-type="float" office:value="27">
            <text:p>27</text:p>
          </table:table-cell>
          <table:table-cell table:formula="of:=SUM([.Y105:.Y112])" ns41:value-type="float" table:style-name="TL Data" office:value-type="float" office:value="7995">
            <text:p>7995</text:p>
          </table:table-cell>
          <table:table-cell table:formula="of:=SUM([.Z105:.Z112])" ns41:value-type="float" table:style-name="TL Data" office:value-type="float" office:value="7935">
            <text:p>793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chouwen en Duiveland</text:p>
          </table:table-cell>
          <table:table-cell table:style-name="ce22"/>
          <table:table-cell table:style-name="TL Data"/>
          <table:table-cell table:style-name="TL Data" table:number-columns-repeated="23"/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style-name="ce22" table:number-columns-repeated="992"/>
        </table:table-row>
        <table:table-row table:style-name="ro3">
          <table:table-cell ns41:value-type="string" table:style-name="TL RowHeader" office:value-type="string">
            <text:p>Brouwershaven 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30" office:value-type="float">
            <text:p>330</text:p>
          </table:table-cell>
          <table:table-cell table:formula="of:=SUM([.E115];[.G115];[.I115];[.K115])" ns41:value-type="float" table:style-name="TL Data" office:value-type="float" office:value="812">
            <text:p>812</text:p>
          </table:table-cell>
          <table:table-cell table:formula="of:=SUM([.F115];[.H115];[.J115];[.L115])" ns41:value-type="float" table:style-name="TL Data" office:value-type="float" office:value="832">
            <text:p>8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900" office:value-type="float">
            <text:p>900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ruinisse</text:p>
          </table:table-cell>
          <table:table-cell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05" office:value-type="float">
            <text:p>405</text:p>
          </table:table-cell>
          <table:table-cell table:formula="of:=SUM([.E116];[.G116];[.I116];[.K116])" ns41:value-type="float" table:style-name="TL Data" office:value-type="float" office:value="1013">
            <text:p>1013</text:p>
          </table:table-cell>
          <table:table-cell table:formula="of:=SUM([.F116];[.H116];[.J116];[.L116])" ns41:value-type="float" table:style-name="TL Data" office:value-type="float" office:value="1033">
            <text:p>10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39" office:value-type="float">
            <text:p>1039</text:p>
          </table:table-cell>
          <table:table-cell ns41:value-type="float" table:style-name="TL Data" office:value="1059" office:value-type="float">
            <text:p>105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Burgh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3" office:value-type="float">
            <text:p>133</text:p>
          </table:table-cell>
          <table:table-cell table:formula="of:=SUM([.E117];[.G117];[.I117];[.K117])" ns41:value-type="float" table:style-name="TL Data" office:value-type="float" office:value="328">
            <text:p>328</text:p>
          </table:table-cell>
          <table:table-cell table:formula="of:=SUM([.F117];[.H117];[.J117];[.L117])" ns41:value-type="float" table:style-name="TL Data" office:value-type="float" office:value="333">
            <text:p>333</text:p>
          </table:table-cell>
          <table:table-cell table:style-name="TL Data" table:number-columns-repeated="10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33" office:value-type="float">
            <text:p>33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reischor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8" office:value-type="float">
            <text:p>218</text:p>
          </table:table-cell>
          <table:table-cell table:formula="of:=SUM([.E118];[.G118];[.I118];[.K118])" ns41:value-type="float" table:style-name="TL Data" office:value-type="float" office:value="574">
            <text:p>574</text:p>
          </table:table-cell>
          <table:table-cell table:formula="of:=SUM([.F118];[.H118];[.J118];[.L118])" ns41:value-type="float" table:style-name="TL Data" office:value-type="float" office:value="542">
            <text:p>54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53" office:value-type="float">
            <text:p>55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Duivendijke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E119];[.G119];[.I119];[.K119])" ns41:value-type="float" table:style-name="TL Data" office:value-type="float" office:value="327">
            <text:p>327</text:p>
          </table:table-cell>
          <table:table-cell table:formula="of:=SUM([.F119];[.H119];[.J119];[.L119])" ns41:value-type="float" table:style-name="TL Data" office:value-type="float" office:value="308">
            <text:p>30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13" office:value-type="float">
            <text:p>313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0" office:value-type="float">
            <text:p>40</text:p>
          </table:table-cell>
          <table:table-cell ns41:value-type="float" table:style-name="ce73" office:value="41" office:value-type="float">
            <text:p>41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6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lkerzee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3" office:value-type="float">
            <text:p>93</text:p>
          </table:table-cell>
          <table:table-cell table:formula="of:=SUM([.E120];[.G120];[.I120];[.K120])" ns41:value-type="float" table:style-name="TL Data" office:value-type="float" office:value="259">
            <text:p>259</text:p>
          </table:table-cell>
          <table:table-cell table:formula="of:=SUM([.F120];[.H120];[.J120];[.L120])" ns41:value-type="float" table:style-name="TL Data" office:value-type="float" office:value="268">
            <text:p>26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71" office:value-type="float">
            <text:p>27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Ellemeet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7" office:value-type="float">
            <text:p>117</text:p>
          </table:table-cell>
          <table:table-cell table:formula="of:=SUM([.E121];[.G121];[.I121];[.K121])" ns41:value-type="float" table:style-name="TL Data" office:value-type="float" office:value="266">
            <text:p>266</text:p>
          </table:table-cell>
          <table:table-cell table:formula="of:=SUM([.F121];[.H121];[.J121];[.L121])" ns41:value-type="float" table:style-name="TL Data" office:value-type="float" office:value="247">
            <text:p>2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49" office:value-type="float">
            <text:p>24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Haamstede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2" office:value-type="float">
            <text:p>192</text:p>
          </table:table-cell>
          <table:table-cell table:formula="of:=SUM([.E122];[.G122];[.I122];[.K122])" ns41:value-type="float" table:style-name="TL Data" office:value-type="float" office:value="506">
            <text:p>506</text:p>
          </table:table-cell>
          <table:table-cell table:formula="of:=SUM([.F122];[.H122];[.J122];[.L122])" ns41:value-type="float" table:style-name="TL Data" office:value-type="float" office:value="481">
            <text:p>48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89" office:value-type="float">
            <text:p>48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Kerkwerve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20" table:style-name="TL Data" table:number-columns-repeated="2" office:value-type="float">
            <text:p>20</text:p>
          </table:table-cell>
          <table:table-cell ns41:value-type="float" table:style-name="TL Data" office:value="123" office:value-type="float">
            <text:p>123</text:p>
          </table:table-cell>
          <table:table-cell table:formula="of:=SUM([.E123];[.G123];[.I123];[.K123])" ns41:value-type="float" table:style-name="TL Data" office:value-type="float" office:value="366">
            <text:p>366</text:p>
          </table:table-cell>
          <table:table-cell table:formula="of:=SUM([.F123];[.H123];[.J123];[.L123])" ns41:value-type="float" table:style-name="TL Data" office:value-type="float" office:value="326">
            <text:p>3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31" office:value-type="float">
            <text:p>33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ieuwekerk</text:p>
          </table:table-cell>
          <table:table-cell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20" office:value-type="float">
            <text:p>220</text:p>
          </table:table-cell>
          <table:table-cell table:formula="of:=SUM([.E124];[.G124];[.I124];[.K124])" ns41:value-type="float" table:style-name="TL Data" office:value-type="float" office:value="665">
            <text:p>665</text:p>
          </table:table-cell>
          <table:table-cell table:formula="of:=SUM([.F124];[.H124];[.J124];[.L124])" ns41:value-type="float" table:style-name="TL Data" office:value-type="float" office:value="611">
            <text:p>6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22" office:value-type="float">
            <text:p>62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rdgouwe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0" office:value-type="float">
            <text:p>150</text:p>
          </table:table-cell>
          <table:table-cell table:formula="of:=SUM([.E125];[.G125];[.I125];[.K125])" ns41:value-type="float" table:style-name="TL Data" office:value-type="float" office:value="387">
            <text:p>387</text:p>
          </table:table-cell>
          <table:table-cell table:formula="of:=SUM([.F125];[.H125];[.J125];[.L125])" ns41:value-type="float" table:style-name="TL Data" office:value-type="float" office:value="400">
            <text:p>4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02" office:value-type="float">
            <text:p>402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Noordwelle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9" office:value-type="float">
            <text:p>99</text:p>
          </table:table-cell>
          <table:table-cell table:formula="of:=SUM([.E126];[.G126];[.I126];[.K126])" ns41:value-type="float" table:style-name="TL Data" office:value-type="float" office:value="234">
            <text:p>234</text:p>
          </table:table-cell>
          <table:table-cell table:formula="of:=SUM([.F126];[.H126];[.J126];[.L126])" ns41:value-type="float" table:style-name="TL Data" office:value-type="float" office:value="250">
            <text:p>2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54" office:value-type="float">
            <text:p>254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osterland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48" office:value-type="float">
            <text:p>248</text:p>
          </table:table-cell>
          <table:table-cell table:formula="of:=SUM([.E127];[.G127];[.I127];[.K127])" ns41:value-type="float" table:style-name="TL Data" office:value-type="float" office:value="690">
            <text:p>690</text:p>
          </table:table-cell>
          <table:table-cell table:formula="of:=SUM([.F127];[.H127];[.J127];[.L127])" ns41:value-type="float" table:style-name="TL Data" office:value-type="float" office:value="646">
            <text:p>6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659" office:value-type="float">
            <text:p>65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Ouwerkerk</text:p>
          </table:table-cell>
          <table:table-cell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4" office:value-type="float">
            <text:p>144</text:p>
          </table:table-cell>
          <table:table-cell table:formula="of:=SUM([.E128];[.G128];[.I128];[.K128])" ns41:value-type="float" table:style-name="TL Data" office:value-type="float" office:value="374">
            <text:p>374</text:p>
          </table:table-cell>
          <table:table-cell table:formula="of:=SUM([.F128];[.H128];[.J128];[.L128])" ns41:value-type="float" table:style-name="TL Data" office:value-type="float" office:value="393">
            <text:p>39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01" office:value-type="float">
            <text:p>40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Renesse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E129];[.G129];[.I129];[.K129])" ns41:value-type="float" table:style-name="TL Data" office:value-type="float" office:value="312">
            <text:p>312</text:p>
          </table:table-cell>
          <table:table-cell table:formula="of:=SUM([.F129];[.H129];[.J129];[.L129])" ns41:value-type="float" table:style-name="TL Data" office:value-type="float" office:value="296">
            <text:p>2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98" office:value-type="float">
            <text:p>298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Serooskerke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6" office:value-type="float">
            <text:p>66</text:p>
          </table:table-cell>
          <table:table-cell table:formula="of:=SUM([.E130];[.G130];[.I130];[.K130])" ns41:value-type="float" table:style-name="TL Data" office:value-type="float" office:value="172">
            <text:p>172</text:p>
          </table:table-cell>
          <table:table-cell table:formula="of:=SUM([.F130];[.H130];[.J130];[.L130])" ns41:value-type="float" table:style-name="TL Data" office:value-type="float" office:value="160">
            <text:p>1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65" office:value-type="float">
            <text:p>16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3">
          <table:table-cell ns41:value-type="string" table:style-name="TL RowHeader" office:value-type="string">
            <text:p>Zierikzee</text:p>
          </table:table-cell>
          <table:table-cell/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1434" office:value-type="float">
            <text:p>1434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817" office:value-type="float">
            <text:p>1817</text:p>
          </table:table-cell>
          <table:table-cell ns41:value-type="float" table:style-name="TL Data" office:value="1808" office:value-type="float">
            <text:p>180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373" office:value-type="float">
            <text:p>1373</text:p>
          </table:table-cell>
          <table:table-cell table:formula="of:=SUM([.E131];[.G131];[.I131];[.K131])" ns41:value-type="float" table:style-name="TL Data" office:value-type="float" office:value="3244">
            <text:p>3244</text:p>
          </table:table-cell>
          <table:table-cell table:formula="of:=SUM([.F131];[.H131];[.J131];[.L131])" ns41:value-type="float" table:style-name="TL Data" office:value-type="float" office:value="3625">
            <text:p>362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57" table:style-name="TL Data" table:number-columns-repeated="2" office:value-type="float">
            <text:p>57</text:p>
          </table:table-cell>
          <table:table-cell ns41:value-type="float" table:style-name="TL Data" office:value="3362" office:value-type="float">
            <text:p>3362</text:p>
          </table:table-cell>
          <table:table-cell ns41:value-type="float" table:style-name="TL Data" office:value="3777" office:value-type="float">
            <text:p>3777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Zonnemaire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5" office:value-type="float">
            <text:p>195</text:p>
          </table:table-cell>
          <table:table-cell table:formula="of:=SUM([.E132];[.G132];[.I132];[.K132])" ns41:value-type="float" table:style-name="TL Data" office:value-type="float" office:value="532">
            <text:p>532</text:p>
          </table:table-cell>
          <table:table-cell table:formula="of:=SUM([.F132];[.H132];[.J132];[.L132])" ns41:value-type="float" table:style-name="TL Data" office:value-type="float" office:value="509">
            <text:p>5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519" office:value-type="float">
            <text:p>519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23"/>
          <table:table-cell table:formula="of:=SUM([.C115:.C132])" ns41:value-type="float" table:style-name="TL Data" office:value-type="float" office:value="4687">
            <text:p>4687</text:p>
          </table:table-cell>
          <table:table-cell table:formula="of:=SUM([.D115:.D132])" ns41:value-type="float" table:style-name="TL Data" office:value-type="float" office:value="4520">
            <text:p>4520</text:p>
          </table:table-cell>
          <table:table-cell table:formula="of:=SUM([.E115:.E132])" ns41:value-type="float" table:style-name="TL Data" office:value-type="float" office:value="3996">
            <text:p>3996</text:p>
          </table:table-cell>
          <table:table-cell table:formula="of:=SUM([.F115:.F132])" ns41:value-type="float" table:style-name="TL Data" office:value-type="float" office:value="524">
            <text:p>524</text:p>
          </table:table-cell>
          <table:table-cell table:formula="of:=SUM([.G115:.G132])" ns41:value-type="float" table:style-name="TL Data" office:value-type="float" office:value="6360">
            <text:p>6360</text:p>
          </table:table-cell>
          <table:table-cell table:formula="of:=SUM([.H115:.H132])" ns41:value-type="float" table:style-name="TL Data" office:value-type="float" office:value="5750">
            <text:p>5750</text:p>
          </table:table-cell>
          <table:table-cell table:formula="of:=SUM([.I115:.I132])" ns41:value-type="float" table:style-name="TL Data" office:value-type="float" office:value="140">
            <text:p>140</text:p>
          </table:table-cell>
          <table:table-cell table:formula="of:=SUM([.J115:.J132])" ns41:value-type="float" table:style-name="TL Data" office:value-type="float" office:value="660">
            <text:p>660</text:p>
          </table:table-cell>
          <table:table-cell table:formula="of:=SUM([.K115:.K132])" ns41:value-type="float" table:style-name="TL Data" office:value-type="float" office:value="565">
            <text:p>565</text:p>
          </table:table-cell>
          <table:table-cell table:formula="of:=SUM([.L115:.L132])" ns41:value-type="float" table:style-name="TL Data" office:value-type="float" office:value="4326">
            <text:p>4326</text:p>
          </table:table-cell>
          <table:table-cell table:formula="of:=SUM([.M115:.M132])" ns41:value-type="float" table:style-name="TL Data" office:value-type="float" office:value="11061">
            <text:p>11061</text:p>
          </table:table-cell>
          <table:table-cell table:formula="of:=SUM([.N115:.N132])" ns41:value-type="float" table:style-name="TL Data" office:value-type="float" office:value="11260">
            <text:p>11260</text:p>
          </table:table-cell>
          <table:table-cell table:formula="of:=SUM([.O115:.O132])" ns41:value-type="float" table:style-name="TL Data" office:value-type="float" office:value="112">
            <text:p>112</text:p>
          </table:table-cell>
          <table:table-cell table:formula="of:=SUM([.P115:.P132])" ns41:value-type="float" table:style-name="TL Data" office:value-type="float" office:value="211">
            <text:p>211</text:p>
          </table:table-cell>
          <table:table-cell table:formula="of:=SUM([.Q115:.Q132])" ns41:value-type="float" table:style-name="TL Data" office:value-type="float" office:value="25">
            <text:p>25</text:p>
          </table:table-cell>
          <table:table-cell table:formula="of:=SUM([.R115:.R132])" ns41:value-type="float" table:style-name="TL Data" office:value-type="float" office:value="36">
            <text:p>36</text:p>
          </table:table-cell>
          <table:table-cell table:formula="of:=SUM([.S115:.S132])" ns41:value-type="float" table:style-name="TL Data" office:value-type="float" office:value="0">
            <text:p>0</text:p>
          </table:table-cell>
          <table:table-cell table:formula="of:=SUM([.T115:.T132])" ns41:value-type="float" table:style-name="TL Data" office:value-type="float" office:value="8">
            <text:p>8</text:p>
          </table:table-cell>
          <table:table-cell table:formula="of:=SUM([.U115:.U132])" ns41:value-type="float" table:style-name="TL Data" office:value-type="float" office:value="139">
            <text:p>139</text:p>
          </table:table-cell>
          <table:table-cell table:formula="of:=SUM([.V115:.V132])" ns41:value-type="float" table:style-name="TL Data" office:value-type="float" office:value="124">
            <text:p>124</text:p>
          </table:table-cell>
          <table:table-cell table:formula="of:=SUM([.W115:.W132])" ns41:value-type="float" table:style-name="TL Data" office:value-type="float" office:value="164">
            <text:p>164</text:p>
          </table:table-cell>
          <table:table-cell table:formula="of:=SUM([.X115:.X132])" ns41:value-type="float" table:style-name="TL Data" office:value-type="float" office:value="168">
            <text:p>168</text:p>
          </table:table-cell>
          <table:table-cell table:formula="of:=SUM([.Y115:.Y132])" ns41:value-type="float" table:style-name="TL Data" office:value-type="float" office:value="11312">
            <text:p>11312</text:p>
          </table:table-cell>
          <table:table-cell table:formula="of:=SUM([.Z115:.Z132])" ns41:value-type="float" table:style-name="TL Data" office:value-type="float" office:value="11595">
            <text:p>11595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 der overige Gemeenten</text:p>
          </table:table-cell>
          <table:table-cell table:style-name="ce23"/>
          <table:table-cell ns41:value-type="float" table:style-name="TL Data" office:value="31886" office:value-type="float">
            <text:p>31886</text:p>
          </table:table-cell>
          <table:table-cell ns41:value-type="float" table:style-name="TL Data" office:value="32357" office:value-type="float">
            <text:p>32357</text:p>
          </table:table-cell>
          <table:table-cell ns41:value-type="float" table:style-name="TL Data" office:value="28548" office:value-type="float">
            <text:p>28548</text:p>
          </table:table-cell>
          <table:table-cell ns41:value-type="float" table:style-name="TL Data" office:value="3809" office:value-type="float">
            <text:p>3809</text:p>
          </table:table-cell>
          <table:table-cell ns41:value-type="float" table:style-name="TL Data" office:value="43544" office:value-type="float">
            <text:p>43544</text:p>
          </table:table-cell>
          <table:table-cell ns41:value-type="float" table:style-name="TL Data" office:value="40466" office:value-type="float">
            <text:p>40466</text:p>
          </table:table-cell>
          <table:table-cell ns41:value-type="float" table:style-name="TL Data" office:value="2929" office:value-type="float">
            <text:p>2929</text:p>
          </table:table-cell>
          <table:table-cell ns41:value-type="float" table:style-name="TL Data" office:value="4816" office:value-type="float">
            <text:p>4816</text:p>
          </table:table-cell>
          <table:table-cell ns41:value-type="float" table:style-name="TL Data" office:value="4376" office:value-type="float">
            <text:p>4376</text:p>
          </table:table-cell>
          <table:table-cell ns41:value-type="float" table:style-name="TL Data" office:value="31181" office:value-type="float">
            <text:p>31181</text:p>
          </table:table-cell>
          <table:table-cell ns41:value-type="float" table:style-name="TL Data" office:value="79397" office:value-type="float">
            <text:p>79397</text:p>
          </table:table-cell>
          <table:table-cell ns41:value-type="float" table:style-name="TL Data" office:value="80212" office:value-type="float">
            <text:p>8021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80396" office:value-type="float">
            <text:p>80396</text:p>
          </table:table-cell>
          <table:table-cell ns41:value-type="float" table:style-name="TL Data" office:value="82101" office:value-type="float">
            <text:p>82101</text:p>
          </table:table-cell>
          <table:table-cell ns41:value-type="string" table:style-name="ce70" office:value-type="string">
            <text:p>VT</text:p>
          </table:table-cell>
          <table:table-cell ns41:value-type="string" table:style-name="ce71" office:value-type="string">
            <text:p>1879_06_H2</text:p>
          </table:table-cell>
          <table:table-cell ns41:value-type="float" table:style-name="ce73" office:value="42" office:value-type="float">
            <text:p>42</text:p>
          </table:table-cell>
          <table:table-cell ns41:value-type="float" table:style-name="ce73" office:value="43" office:value-type="float">
            <text:p>43</text:p>
          </table:table-cell>
          <table:table-cell ns41:value-type="string" table:style-name="ce71" office:value-type="string">
            <text:p>Zeeland</text:p>
          </table:table-cell>
          <table:table-cell ns41:value-type="string" table:style-name="ce79" office:value-type="string">
            <text:p>35_0027</text:p>
          </table:table-cell>
          <table:table-cell table:number-columns-repeated="992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23"/>
          <table:table-cell ns41:value-type="float" table:style-name="TL Data" office:value="35880" office:value-type="float">
            <text:p>35880</text:p>
          </table:table-cell>
          <table:table-cell ns41:value-type="float" table:style-name="TL Data" office:value="37959" office:value-type="float">
            <text:p>37959</text:p>
          </table:table-cell>
          <table:table-cell ns41:value-type="float" table:style-name="TL Data" office:value="33278" office:value-type="float">
            <text:p>33278</text:p>
          </table:table-cell>
          <table:table-cell ns41:value-type="float" table:style-name="TL Data" office:value="4681" office:value-type="float">
            <text:p>4681</text:p>
          </table:table-cell>
          <table:table-cell ns41:value-type="float" table:style-name="TL Data" office:value="49418" office:value-type="float">
            <text:p>49418</text:p>
          </table:table-cell>
          <table:table-cell ns41:value-type="float" table:style-name="TL Data" office:value="46349" office:value-type="float">
            <text:p>46349</text:p>
          </table:table-cell>
          <table:table-cell ns41:value-type="float" table:style-name="TL Data" office:value="3053" office:value-type="float">
            <text:p>3053</text:p>
          </table:table-cell>
          <table:table-cell ns41:value-type="float" table:style-name="TL Data" office:value="5932" office:value-type="float">
            <text:p>5932</text:p>
          </table:table-cell>
          <table:table-cell ns41:value-type="float" table:style-name="TL Data" office:value="5106" office:value-type="float">
            <text:p>5106</text:p>
          </table:table-cell>
          <table:table-cell ns41:value-type="float" table:style-name="TL Data" office:value="36465" office:value-type="float">
            <text:p>36465</text:p>
          </table:table-cell>
          <table:table-cell ns41:value-type="float" table:style-name="TL Data" office:value="90855" office:value-type="float">
            <text:p>90855</text:p>
          </table:table-cell>
          <table:table-cell ns41:value-type="float" table:style-name="TL Data" office:value="93427" office:value-type="float">
            <text:p>93427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819" office:value-type="float">
            <text:p>181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92554" office:value-type="float">
            <text:p>92554</text:p>
          </table:table-cell>
          <table:table-cell ns41:value-type="float" table:style-name="TL Data" office:value="96037" office:value-type="float">
            <text:p>9603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44" office:value-type="string">
            <text:p>1879_06_H2</text:p>
          </table:table-cell>
          <table:table-cell ns41:value-type="float" table:style-name="ce74" office:value="42" office:value-type="float">
            <text:p>42</text:p>
          </table:table-cell>
          <table:table-cell ns41:value-type="float" table:style-name="ce74" office:value="43" office:value-type="float">
            <text:p>43</text:p>
          </table:table-cell>
          <table:table-cell ns41:value-type="string" table:style-name="ce44" office:value-type="string">
            <text:p>Zeeland</text:p>
          </table:table-cell>
          <table:table-cell ns41:value-type="string" table:style-name="ce80" office:value-type="string">
            <text:p>35_0027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Metadata" office:value-type="string">
            <text:p>Wist niet hoe de totalen ('totaal der overige gemeenten' en 'totaal der provincie') opgeteld moesten worden. Daarom heb ik de hoeveelheden direct van de image overgenomen. </text:p>
          </table:table-cell>
          <table:table-cell table:style-name="ce24" table:number-columns-repeated="24"/>
          <table:table-cell table:style-name="ce63"/>
          <table:table-cell table:number-columns-repeated="998"/>
        </table:table-row>
        <table:table-row table:style-name="ro3" table:number-rows-repeated="7">
          <table:table-cell table:style-name="ce17"/>
          <table:table-cell table:style-name="ce25" table:number-columns-repeated="24"/>
          <table:table-cell table:style-name="ce64"/>
          <table:table-cell table:number-columns-repeated="998"/>
        </table:table-row>
        <table:table-row table:style-name="ro1">
          <table:table-cell table:style-name="ce18"/>
          <table:table-cell table:style-name="ce26" table:number-columns-repeated="24"/>
          <table:table-cell table:style-name="ce65"/>
          <table:table-cell table:number-columns-repeated="998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6-21T13:02:10</meta:creation-date>
    <dc:creator>Yamit</dc:creator>
    <dc:date>2004-08-30T14:52:51</dc:date>
    <meta:document-statistic meta:object-count="0" meta:cell-count="3180" meta:table-count="1"/>
    <meta:generator>ODFPY/1.3.0dev</meta:generator>
  </office:meta>
</office:document-meta>
</file>